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17mm"/>
    </style:style>
    <style:style style:name="co2" style:family="table-column">
      <style:table-column-properties fo:break-before="auto" style:column-width="21.89mm"/>
    </style:style>
    <style:style style:name="co3" style:family="table-column">
      <style:table-column-properties fo:break-before="auto" style:column-width="27.36mm"/>
    </style:style>
    <style:style style:name="co4" style:family="table-column">
      <style:table-column-properties fo:break-before="auto" style:column-width="22.9mm"/>
    </style:style>
    <style:style style:name="co5" style:family="table-column">
      <style:table-column-properties fo:break-before="auto" style:column-width="23.88mm"/>
    </style:style>
    <style:style style:name="co6" style:family="table-column">
      <style:table-column-properties fo:break-before="auto" style:column-width="22.14mm"/>
    </style:style>
    <style:style style:name="co7" style:family="table-column">
      <style:table-column-properties fo:break-before="auto" style:column-width="27.11mm"/>
    </style:style>
    <style:style style:name="co8" style:family="table-column">
      <style:table-column-properties fo:break-before="auto" style:column-width="33.58mm"/>
    </style:style>
    <style:style style:name="co9" style:family="table-column">
      <style:table-column-properties fo:break-before="auto" style:column-width="20.66mm"/>
    </style:style>
    <style:style style:name="co10" style:family="table-column">
      <style:table-column-properties fo:break-before="auto" style:column-width="18.42mm"/>
    </style:style>
    <style:style style:name="co11" style:family="table-column">
      <style:table-column-properties fo:break-before="auto" style:column-width="20.9mm"/>
    </style:style>
    <style:style style:name="co12" style:family="table-column">
      <style:table-column-properties fo:break-before="auto" style:column-width="20.14mm"/>
    </style:style>
    <style:style style:name="co13" style:family="table-column">
      <style:table-column-properties fo:break-before="auto" style:column-width="20.41mm"/>
    </style:style>
    <style:style style:name="co14" style:family="table-column">
      <style:table-column-properties fo:break-before="auto" style:column-width="17.9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2.12mm" fo:break-before="auto" style:use-optimal-row-height="fals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7.09mm" fo:break-before="auto" style:use-optimal-row-height="false"/>
    </style:style>
    <style:style style:name="ro6" style:family="table-row">
      <style:table-row-properties style:row-height="29.9mm" fo:break-before="auto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4.23mm" fo:break-before="auto" style:use-optimal-row-height="false"/>
    </style:style>
    <style:style style:name="ro9" style:family="table-row">
      <style:table-row-properties style:row-height="5.56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6.09mm" fo:break-before="auto" style:use-optimal-row-height="true"/>
    </style:style>
    <style:style style:name="ro12" style:family="table-row">
      <style:table-row-properties style:row-height="12.96mm" fo:break-before="auto" style:use-optimal-row-height="false"/>
    </style:style>
    <style:style style:name="ro13" style:family="table-row">
      <style:table-row-properties style:row-height="5.29mm" fo:break-before="auto" style:use-optimal-row-height="false"/>
    </style:style>
    <style:style style:name="ro14" style:family="table-row">
      <style:table-row-properties style:row-height="5.82mm" fo:break-before="auto" style:use-optimal-row-height="true"/>
    </style:style>
    <style:style style:name="ro15" style:family="table-row">
      <style:table-row-properties style:row-height="4.5mm" fo:break-before="auto" style:use-optimal-row-height="false"/>
    </style:style>
    <style:style style:name="ro16" style:family="table-row">
      <style:table-row-properties style:row-height="4.76mm" fo:break-before="auto" style:use-optimal-row-height="false"/>
    </style:style>
    <style:style style:name="ro17" style:family="table-row">
      <style:table-row-properties style:row-height="5.29mm" fo:break-before="auto" style:use-optimal-row-height="true"/>
    </style:style>
    <style:style style:name="ta1" style:family="table" style:master-page-name="PageStyle_5f_2-1">
      <style:table-properties table:display="true" style:writing-mode="lr-tb"/>
    </style:style>
    <style:style style:name="ce1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20pt" fo:font-style="normal" fo:text-shadow="none" style:text-underline-style="none" fo:font-weight="bold" style:font-name-asian="新細明體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Excel_20_Built-in_20_Comma_20__5b_0_5d_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Excel_20_Built-in_20_Comma_20__5b_0_5d_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.5pt" fo:font-style="normal" fo:text-shadow="none" style:text-underline-style="none" fo:font-weight="normal" style:font-name-asian="新細明體" style:font-size-asian="10.5pt" style:font-style-asian="normal" style:font-weight-asian="normal" style:font-size-complex="10.5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新細明體" fo:font-size="10.5pt" fo:font-style="normal" fo:text-shadow="none" style:text-underline-style="none" fo:font-weight="normal" style:font-name-asian="新細明體" style:font-size-asian="10.5pt" style:font-style-asian="normal" style:font-weight-asian="normal" style:font-size-complex="10.5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20_Built-in_20_Comma_20__5b_0_5d_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20_Built-in_20_Comma_20__5b_0_5d_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20_Built-in_20_Comma_20__5b_0_5d_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4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 style:data-style-name="N143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Excel_20_Built-in_20_Comma_20__5b_0_5d_" style:data-style-name="N14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Excel_20_Built-in_20_Comma_20__5b_0_5d_" style:data-style-name="N14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Excel_20_Built-in_20_Comma_20__5b_0_5d_" style:data-style-name="N14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20_Built-in_20_Comma_20__5b_0_5d_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20_Built-in_20_Comma_20__5b_0_5d_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20_Built-in_20_Comma_20__5b_0_5d_" style:data-style-name="N14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20_Built-in_20_Comma_20__5b_0_5d_" style:data-style-name="N14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4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20_Built-in_20_Comma_20__5b_0_5d_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20_Built-in_20_Comma_20__5b_0_5d_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Default" style:data-style-name="N143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" style:family="table-cell" style:parent-style-name="Excel_20_Built-in_20_Comma_20__5b_0_5d_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20_Built-in_20_Comma_20__5b_0_5d_" style:data-style-name="N148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Excel_20_Built-in_20_Comma_20__5b_0_5d_" style:data-style-name="N148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Excel_20_Built-in_20_Comma_20__5b_0_5d_" style:data-style-name="N148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4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47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 style:data-style-name="N14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 style:data-style-name="N147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Excel_20_Built-in_20_Comma_20__5b_0_5d_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Excel_20_Built-in_20_Comma_20__5b_0_5d_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4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 style:data-style-name="N147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10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7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新細明體" style:font-name-asian="新細明體"/>
    </style:style>
    <style:style style:name="T6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8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font-name="新細明體" style:text-position="0% 100%" style:font-name-asian="新細明體"/>
    </style:style>
    <style:style style:name="T9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10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normal" style:font-weight-complex="normal" style:font-style-asian="normal" style:font-style-complex="normal" style:text-position="0% 100%"/>
    </style:style>
    <style:style style:name="T11" style:family="text">
      <style:text-properties style:use-window-font-color="true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12" style:family="text">
      <style:text-properties style:use-window-font-color="true" style:font-name="細明體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細明體" style:font-size-asian="11pt" style:font-size-complex="11pt" style:font-weight-asian="normal" style:font-weight-complex="normal" style:font-style-asian="normal" style:font-style-complex="normal"/>
    </style:style>
    <style:style style:name="T13" style:family="text">
      <style:text-properties style:use-window-font-color="true" style:font-name="Times New Roman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1pt" style:font-size-complex="11pt" style:font-weight-asian="normal" style:font-weight-complex="normal" style:font-style-asian="normal" style:font-style-complex="normal"/>
    </style:style>
    <style:style style:name="T14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5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font-name="Times New Roman" style:font-name-complex="Times New Roman" style:text-position="0% 100%"/>
    </style:style>
    <style:style style:name="T16" style:family="text">
      <style:text-properties style:use-window-font-color="true" style:font-name="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17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8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19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="Times New Roman" style:font-name-complex="Times New Roman" style:text-position="0% 100%"/>
    </style:style>
    <style:style style:name="T20" style:family="text">
      <style:text-properties style:use-window-font-color="true" style:font-name="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細明體" style:font-size-asian="10pt" style:font-size-complex="10pt" style:font-weight-asian="normal" style:font-weight-complex="normal" style:font-style-asian="normal" style:font-style-complex="normal"/>
    </style:style>
    <style:style style:name="T21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-1" table:style-name="ta1" table:print-ranges="'2-1'.A1:'2-1'.O83">
        <office:forms form:automatic-focus="false" form:apply-design-mode="false"/>
        <table:table-column table:style-name="co1" table:default-cell-style-name="ce18"/>
        <table:table-column table:style-name="co2" table:number-columns-repeated="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3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number-columns-repeated="2" table:default-cell-style-name="ce18"/>
        <table:table-column table:style-name="co13" table:default-cell-style-name="ce18"/>
        <table:table-column table:style-name="co14" table:number-columns-repeated="1009" table:default-cell-style-name="ce18"/>
        <table:table-row table:style-name="ro1">
          <table:table-cell table:style-name="ce1" office:value-type="string" calcext:value-type="string" table:number-columns-spanned="15" table:number-rows-spanned="1">
            <text:p>2. 運輸部門指標表</text:p>
          </table:table-cell>
          <table:covered-table-cell table:number-columns-repeated="14" table:style-name="ce1"/>
          <table:table-cell table:number-columns-repeated="1009"/>
        </table:table-row>
        <table:table-row table:style-name="ro2">
          <table:table-cell table:style-name="ce2" office:value-type="string" calcext:value-type="string" table:number-columns-spanned="15" table:number-rows-spanned="1">
            <text:p>Transportation Indicators</text:p>
          </table:table-cell>
          <table:covered-table-cell table:number-columns-repeated="14" table:style-name="ce2"/>
          <table:table-cell table:number-columns-repeated="1009"/>
        </table:table-row>
        <table:table-row table:style-name="ro3">
          <table:table-cell table:style-name="ce3" table:number-columns-repeated="7"/>
          <table:table-cell/>
          <table:table-cell table:style-name="ce3" table:number-columns-repeated="7"/>
          <table:table-cell table:number-columns-repeated="1009"/>
        </table:table-row>
        <table:table-row table:style-name="ro4">
          <table:table-cell table:style-name="ce4" office:value-type="string" calcext:value-type="string">
            <text:p><text:span text:style-name="T1">年</text:span><text:span text:style-name="T2">    </text:span><text:span text:style-name="T3">別</text:span></text:p>
          </table:table-cell>
          <table:table-cell table:style-name="ce19" office:value-type="string" calcext:value-type="string" table:number-columns-spanned="7" table:number-rows-spanned="1">
            <text:p><text:span text:style-name="T12">客貨運量</text:span></text:p>
            <text:p><text:span text:style-name="T13">Passenger and Freight Traffic</text:span></text:p>
          </table:table-cell>
          <table:covered-table-cell table:number-columns-repeated="5" table:style-name="ce37"/>
          <table:covered-table-cell table:style-name="ce61"/>
          <table:table-cell table:style-name="ce64" office:value-type="string" calcext:value-type="string" table:number-columns-spanned="7" table:number-rows-spanned="3">
            <text:p><text:span text:style-name="T16"/></text:p>
            <text:p><text:span text:style-name="T16">軌道運輸旅客人數</text:span></text:p>
            <text:p><text:span text:style-name="T14">Railway Passengers</text:span></text:p>
            <text:p><text:span text:style-name="T14">(</text:span><text:span text:style-name="T17">千人，</text:span><text:span text:style-name="T2">10</text:span><text:span text:style-name="T18">3 </text:span><text:span text:style-name="T19">Passengers)</text:span></text:p>
            <text:p><text:span text:style-name="T20"/></text:p>
          </table:table-cell>
          <table:covered-table-cell table:number-columns-repeated="5" table:style-name="ce69"/>
          <table:covered-table-cell table:style-name="ce97"/>
          <table:table-cell table:number-columns-repeated="1009"/>
        </table:table-row>
        <table:table-row table:style-name="ro4">
          <table:table-cell table:style-name="ce5"/>
          <table:table-cell table:style-name="ce20" office:value-type="string" calcext:value-type="string" table:number-columns-spanned="4" table:number-rows-spanned="1">
            <text:p><text:span text:style-name="T1">貨</text:span><text:span text:style-name="T2">        </text:span><text:span text:style-name="T3">運</text:span><text:span text:style-name="T2"> </text:span></text:p>
            <text:p><text:span text:style-name="T14">Freight</text:span></text:p>
          </table:table-cell>
          <table:covered-table-cell table:number-columns-repeated="2" table:style-name="ce38"/>
          <table:covered-table-cell table:style-name="ce52"/>
          <table:table-cell table:style-name="ce20" office:value-type="string" calcext:value-type="string" table:number-columns-spanned="3" table:number-rows-spanned="1">
            <text:p><text:span text:style-name="T1">客</text:span><text:span text:style-name="T2">        </text:span><text:span text:style-name="T3">運</text:span></text:p>
            <text:p><text:span text:style-name="T14">Passenger</text:span></text:p>
          </table:table-cell>
          <table:covered-table-cell table:style-name="ce38"/>
          <table:covered-table-cell table:style-name="ce52"/>
          <table:covered-table-cell table:style-name="ce65"/>
          <table:covered-table-cell table:number-columns-repeated="5" table:style-name="ce70"/>
          <table:covered-table-cell table:style-name="ce98"/>
          <table:table-cell table:number-columns-repeated="1009"/>
        </table:table-row>
        <table:table-row table:style-name="ro5">
          <table:table-cell table:style-name="ce5"/>
          <table:table-cell table:style-name="ce21" office:value-type="string" calcext:value-type="string" table:number-columns-spanned="4" table:number-rows-spanned="1">
            <text:p>( <text:span text:style-name="T11">百萬延噸公里，</text:span><text:span text:style-name="T6">10</text:span><text:span text:style-name="T7">6</text:span><text:span text:style-name="T15"> Ton-Kms )</text:span></text:p>
          </table:table-cell>
          <table:covered-table-cell table:number-columns-repeated="2" table:style-name="ce39"/>
          <table:covered-table-cell table:style-name="ce21"/>
          <table:table-cell table:style-name="ce53" office:value-type="string" calcext:value-type="string" table:number-columns-spanned="3" table:number-rows-spanned="1">
            <text:p>( <text:span text:style-name="T11">百萬延人公里，</text:span><text:span text:style-name="T6">10</text:span><text:span text:style-name="T7">6</text:span><text:span text:style-name="T15"> Passenger-Kms )</text:span></text:p>
          </table:table-cell>
          <table:covered-table-cell table:style-name="ce39"/>
          <table:covered-table-cell table:style-name="ce21"/>
          <table:covered-table-cell table:style-name="ce66"/>
          <table:covered-table-cell table:number-columns-repeated="6" table:style-name="ce71"/>
          <table:table-cell table:style-name="ce3"/>
          <table:table-cell table:number-columns-repeated="1008"/>
        </table:table-row>
        <table:table-row table:style-name="ro6">
          <table:table-cell table:style-name="ce6" office:value-type="string" calcext:value-type="string">
            <text:p>Year</text:p>
          </table:table-cell>
          <table:table-cell table:style-name="ce22" office:value-type="string" calcext:value-type="string">
            <text:p><text:span text:style-name="T1">鐵</text:span><text:span text:style-name="T2">        </text:span><text:span text:style-name="T3">路</text:span></text:p>
            <text:p><text:span text:style-name="T14">Railway</text:span></text:p>
          </table:table-cell>
          <table:table-cell table:style-name="ce22" office:value-type="string" calcext:value-type="string">
            <text:p><text:span text:style-name="T1">公</text:span><text:span text:style-name="T2">        </text:span><text:span text:style-name="T3">路</text:span></text:p>
            <text:p><text:span text:style-name="T14">Highway</text:span></text:p>
          </table:table-cell>
          <table:table-cell table:style-name="ce22" office:value-type="string" calcext:value-type="string">
            <text:p><text:span text:style-name="T1">航</text:span><text:span text:style-name="T2">        </text:span><text:span text:style-name="T3">空</text:span></text:p>
            <text:p><text:span text:style-name="T14">Civil Aviation</text:span></text:p>
          </table:table-cell>
          <table:table-cell table:style-name="ce22" office:value-type="string" calcext:value-type="string">
            <text:p><text:span text:style-name="T1">海</text:span><text:span text:style-name="T2">        </text:span><text:span text:style-name="T3">運</text:span><text:span text:style-name="T2">*</text:span></text:p>
            <text:p><text:span text:style-name="T14">Marine</text:span></text:p>
          </table:table-cell>
          <table:table-cell table:style-name="ce22" office:value-type="string" calcext:value-type="string">
            <text:p><text:span text:style-name="T1">鐵</text:span><text:span text:style-name="T2">        </text:span><text:span text:style-name="T3">路</text:span></text:p>
            <text:p><text:span text:style-name="T14">Railway</text:span></text:p>
          </table:table-cell>
          <table:table-cell table:style-name="ce22" office:value-type="string" calcext:value-type="string">
            <text:p><text:span text:style-name="T1">公</text:span><text:span text:style-name="T2">        </text:span><text:span text:style-name="T3">路</text:span></text:p>
            <text:p><text:span text:style-name="T14">Highway</text:span></text:p>
          </table:table-cell>
          <table:table-cell table:style-name="ce62" office:value-type="string" calcext:value-type="string">
            <text:p><text:span text:style-name="T1">航</text:span><text:span text:style-name="T2">        </text:span><text:span text:style-name="T3">空</text:span></text:p>
            <text:p><text:span text:style-name="T14">Civil Aviation</text:span></text:p>
          </table:table-cell>
          <table:table-cell table:style-name="ce67" office:value-type="string" calcext:value-type="string">
            <text:p>合　　計</text:p>
            <text:p>Total</text:p>
          </table:table-cell>
          <table:table-cell table:style-name="ce67" office:value-type="string" calcext:value-type="string">
            <text:p>臺鐵</text:p>
            <text:p>Taiwan</text:p>
            <text:p>Railways</text:p>
          </table:table-cell>
          <table:table-cell table:style-name="ce67" office:value-type="string" calcext:value-type="string">
            <text:p>高鐵</text:p>
            <text:p>High-Speed</text:p>
            <text:p>Railways</text:p>
          </table:table-cell>
          <table:table-cell table:style-name="ce67" office:value-type="string" calcext:value-type="string">
            <text:p>台北捷運</text:p>
            <text:p>Taipei Mass</text:p>
            <text:p> Rapid Transit </text:p>
          </table:table-cell>
          <table:table-cell table:style-name="ce67" office:value-type="string" calcext:value-type="string">
            <text:p>高雄捷運</text:p>
            <text:p>Kaoshiung Mass</text:p>
            <text:p> Rapid Transit </text:p>
          </table:table-cell>
          <table:table-cell table:style-name="ce96" office:value-type="string" calcext:value-type="string">
            <text:p>桃園捷運</text:p>
            <text:p>Taoyuan Mass</text:p>
            <text:p> Rapid Transit </text:p>
          </table:table-cell>
          <table:table-cell table:style-name="ce96" office:value-type="string" calcext:value-type="string">
            <text:p>新北捷運</text:p>
            <text:p>New Taipei Mass</text:p>
            <text:p> Rapid Transit </text:p>
          </table:table-cell>
          <table:table-cell table:style-name="ce3"/>
          <table:table-cell table:number-columns-repeated="1008"/>
        </table:table-row>
        <table:table-row table:style-name="ro5">
          <table:table-cell table:style-name="ce7" office:value-type="float" office:value="2000" calcext:value-type="float">
            <text:p>2000</text:p>
          </table:table-cell>
          <table:table-cell table:style-name="ce23" office:value-type="float" office:value="1179" calcext:value-type="float">
            <text:p><text:s/>1,179 </text:p>
          </table:table-cell>
          <table:table-cell table:style-name="ce23" office:value-type="float" office:value="18232.947" calcext:value-type="float">
            <text:p><text:s/>18,233 </text:p>
          </table:table-cell>
          <table:table-cell table:style-name="ce23" office:value-type="float" office:value="7722.016" calcext:value-type="float">
            <text:p><text:s/>7,722 </text:p>
          </table:table-cell>
          <table:table-cell table:style-name="ce23" office:value-type="float" office:value="527891" calcext:value-type="float">
            <text:p><text:s/>527,891 </text:p>
          </table:table-cell>
          <table:table-cell table:style-name="ce23" office:value-type="float" office:value="12624" calcext:value-type="float">
            <text:p><text:s/>12,624 </text:p>
          </table:table-cell>
          <table:table-cell table:style-name="ce23" office:value-type="float" office:value="14657.161" calcext:value-type="float">
            <text:p><text:s/>14,657 </text:p>
          </table:table-cell>
          <table:table-cell table:style-name="ce23" office:value-type="float" office:value="51638.525" calcext:value-type="float">
            <text:p><text:s/>51,639 </text:p>
          </table:table-cell>
          <table:table-cell table:style-name="ce33" office:value-type="float" office:value="460311" calcext:value-type="float">
            <text:p><text:s/>460,311 </text:p>
          </table:table-cell>
          <table:table-cell table:style-name="ce33" office:value-type="float" office:value="191478" calcext:value-type="float">
            <text:p><text:s/>191,478 </text:p>
          </table:table-cell>
          <table:table-cell table:style-name="ce33" office:value-type="string" office:string-value="-" calcext:value-type="string">
            <text:p><text:s/>- </text:p>
          </table:table-cell>
          <table:table-cell table:style-name="ce33" office:value-type="float" office:value="268588" calcext:value-type="float">
            <text:p><text:s/>268,588 </text:p>
          </table:table-cell>
          <table:table-cell table:number-columns-repeated="2" table:style-name="ce33" office:value-type="string" office:string-value="-" calcext:value-type="string">
            <text:p><text:s/>- </text:p>
          </table:table-cell>
          <table:table-cell table:style-name="ce99" office:value-type="string" office:string-value="-" calcext:value-type="string">
            <text:p><text:s/>- </text:p>
          </table:table-cell>
          <table:table-cell table:style-name="ce3"/>
          <table:table-cell table:number-columns-repeated="1008"/>
        </table:table-row>
        <table:table-row table:style-name="ro5">
          <table:table-cell table:style-name="ce7" office:value-type="float" office:value="2001" calcext:value-type="float">
            <text:p>2001</text:p>
          </table:table-cell>
          <table:table-cell table:style-name="ce23" office:value-type="float" office:value="1010" calcext:value-type="float">
            <text:p><text:s/>1,010 </text:p>
          </table:table-cell>
          <table:table-cell table:style-name="ce23" office:value-type="float" office:value="27810.051" calcext:value-type="float">
            <text:p><text:s/>27,810 </text:p>
          </table:table-cell>
          <table:table-cell table:style-name="ce23" office:value-type="float" office:value="7326.705" calcext:value-type="float">
            <text:p><text:s/>7,327 </text:p>
          </table:table-cell>
          <table:table-cell table:style-name="ce23" office:value-type="float" office:value="359295" calcext:value-type="float">
            <text:p><text:s/>359,295 </text:p>
          </table:table-cell>
          <table:table-cell table:style-name="ce23" office:value-type="float" office:value="12269" calcext:value-type="float">
            <text:p><text:s/>12,269 </text:p>
          </table:table-cell>
          <table:table-cell table:style-name="ce23" office:value-type="float" office:value="15236.537" calcext:value-type="float">
            <text:p><text:s/>15,237 </text:p>
          </table:table-cell>
          <table:table-cell table:style-name="ce23" office:value-type="float" office:value="48603.649" calcext:value-type="float">
            <text:p><text:s/>48,604 </text:p>
          </table:table-cell>
          <table:table-cell table:style-name="ce33" office:value-type="float" office:value="476214" calcext:value-type="float">
            <text:p><text:s/>476,214 </text:p>
          </table:table-cell>
          <table:table-cell table:style-name="ce33" office:value-type="float" office:value="186079" calcext:value-type="float">
            <text:p><text:s/>186,079 </text:p>
          </table:table-cell>
          <table:table-cell table:style-name="ce33" office:value-type="string" office:string-value="-" calcext:value-type="string">
            <text:p><text:s/>- </text:p>
          </table:table-cell>
          <table:table-cell table:style-name="ce33" office:value-type="float" office:value="289643" calcext:value-type="float">
            <text:p><text:s/>289,643 </text:p>
          </table:table-cell>
          <table:table-cell table:number-columns-repeated="2" table:style-name="ce33" office:value-type="string" office:string-value="-" calcext:value-type="string">
            <text:p><text:s/>- </text:p>
          </table:table-cell>
          <table:table-cell table:style-name="ce99" office:value-type="string" office:string-value="-" calcext:value-type="string">
            <text:p><text:s/>- </text:p>
          </table:table-cell>
          <table:table-cell table:style-name="ce3"/>
          <table:table-cell table:number-columns-repeated="1008"/>
        </table:table-row>
        <table:table-row table:style-name="ro5">
          <table:table-cell table:style-name="ce7" office:value-type="float" office:value="2002" calcext:value-type="float">
            <text:p>2002</text:p>
          </table:table-cell>
          <table:table-cell table:style-name="ce23" office:value-type="float" office:value="941" calcext:value-type="float">
            <text:p><text:s/>941 </text:p>
          </table:table-cell>
          <table:table-cell table:style-name="ce23" office:value-type="float" office:value="28341.258" calcext:value-type="float">
            <text:p><text:s/>28,341 </text:p>
          </table:table-cell>
          <table:table-cell table:style-name="ce23" office:value-type="float" office:value="8742.667" calcext:value-type="float">
            <text:p><text:s/>8,743 </text:p>
          </table:table-cell>
          <table:table-cell table:style-name="ce23" office:value-type="float" office:value="312823" calcext:value-type="float">
            <text:p><text:s/>312,823 </text:p>
          </table:table-cell>
          <table:table-cell table:style-name="ce23" office:value-type="float" office:value="12148" calcext:value-type="float">
            <text:p><text:s/>12,148 </text:p>
          </table:table-cell>
          <table:table-cell table:style-name="ce23" office:value-type="float" office:value="15769.658" calcext:value-type="float">
            <text:p><text:s/>15,770 </text:p>
          </table:table-cell>
          <table:table-cell table:style-name="ce23" office:value-type="float" office:value="51057.628" calcext:value-type="float">
            <text:p><text:s/>51,058 </text:p>
          </table:table-cell>
          <table:table-cell table:style-name="ce33" office:value-type="float" office:value="500464" calcext:value-type="float">
            <text:p><text:s/>500,464 </text:p>
          </table:table-cell>
          <table:table-cell table:style-name="ce33" office:value-type="float" office:value="175341" calcext:value-type="float">
            <text:p><text:s/>175,341 </text:p>
          </table:table-cell>
          <table:table-cell table:style-name="ce33" office:value-type="string" office:string-value="-" calcext:value-type="string">
            <text:p><text:s/>- </text:p>
          </table:table-cell>
          <table:table-cell table:style-name="ce33" office:value-type="float" office:value="324434" calcext:value-type="float">
            <text:p><text:s/>324,434 </text:p>
          </table:table-cell>
          <table:table-cell table:number-columns-repeated="2" table:style-name="ce33" office:value-type="string" office:string-value="-" calcext:value-type="string">
            <text:p><text:s/>- </text:p>
          </table:table-cell>
          <table:table-cell table:style-name="ce99" office:value-type="string" office:string-value="-" calcext:value-type="string">
            <text:p><text:s/>- </text:p>
          </table:table-cell>
          <table:table-cell table:style-name="ce3"/>
          <table:table-cell table:number-columns-repeated="1008"/>
        </table:table-row>
        <table:table-row table:style-name="ro5">
          <table:table-cell table:style-name="ce7" office:value-type="float" office:value="2003" calcext:value-type="float">
            <text:p>2003</text:p>
          </table:table-cell>
          <table:table-cell table:style-name="ce23" office:value-type="float" office:value="864" calcext:value-type="float">
            <text:p><text:s/>864 </text:p>
          </table:table-cell>
          <table:table-cell table:style-name="ce23" office:value-type="float" office:value="28735.434" calcext:value-type="float">
            <text:p><text:s/>28,735 </text:p>
          </table:table-cell>
          <table:table-cell table:style-name="ce23" office:value-type="float" office:value="9497.497" calcext:value-type="float">
            <text:p><text:s/>9,497 </text:p>
          </table:table-cell>
          <table:table-cell table:style-name="ce23" office:value-type="float" office:value="247560" calcext:value-type="float">
            <text:p><text:s/>247,560 </text:p>
          </table:table-cell>
          <table:table-cell table:style-name="ce23" office:value-type="float" office:value="11178" calcext:value-type="float">
            <text:p><text:s/>11,178 </text:p>
          </table:table-cell>
          <table:table-cell table:style-name="ce23" office:value-type="float" office:value="14743.627" calcext:value-type="float">
            <text:p><text:s/>14,744 </text:p>
          </table:table-cell>
          <table:table-cell table:style-name="ce23" office:value-type="float" office:value="46611.102" calcext:value-type="float">
            <text:p><text:s/>46,611 </text:p>
          </table:table-cell>
          <table:table-cell table:style-name="ce33" office:value-type="float" office:value="478338" calcext:value-type="float">
            <text:p><text:s/>478,338 </text:p>
          </table:table-cell>
          <table:table-cell table:style-name="ce33" office:value-type="float" office:value="161426" calcext:value-type="float">
            <text:p><text:s/>161,426 </text:p>
          </table:table-cell>
          <table:table-cell table:style-name="ce33" office:value-type="string" office:string-value="-" calcext:value-type="string">
            <text:p><text:s/>- </text:p>
          </table:table-cell>
          <table:table-cell table:style-name="ce33" office:value-type="float" office:value="316189" calcext:value-type="float">
            <text:p><text:s/>316,189 </text:p>
          </table:table-cell>
          <table:table-cell table:number-columns-repeated="2" table:style-name="ce33" office:value-type="string" office:string-value="-" calcext:value-type="string">
            <text:p><text:s/>- </text:p>
          </table:table-cell>
          <table:table-cell table:style-name="ce99" office:value-type="string" office:string-value="-" calcext:value-type="string">
            <text:p><text:s/>- </text:p>
          </table:table-cell>
          <table:table-cell table:style-name="ce3"/>
          <table:table-cell table:number-columns-repeated="1008"/>
        </table:table-row>
        <table:table-row table:style-name="ro5">
          <table:table-cell table:style-name="ce7" office:value-type="float" office:value="2004" calcext:value-type="float">
            <text:p>2004</text:p>
          </table:table-cell>
          <table:table-cell table:style-name="ce23" office:value-type="float" office:value="909" calcext:value-type="float">
            <text:p><text:s/>909 </text:p>
          </table:table-cell>
          <table:table-cell table:style-name="ce23" office:value-type="float" office:value="31029.108" calcext:value-type="float">
            <text:p><text:s/>31,029 </text:p>
          </table:table-cell>
          <table:table-cell table:style-name="ce23" office:value-type="float" office:value="11281.67" calcext:value-type="float">
            <text:p><text:s/>11,282 </text:p>
          </table:table-cell>
          <table:table-cell table:style-name="ce23" office:value-type="float" office:value="195066" calcext:value-type="float">
            <text:p><text:s/>195,066 </text:p>
          </table:table-cell>
          <table:table-cell table:style-name="ce23" office:value-type="float" office:value="12051" calcext:value-type="float">
            <text:p><text:s/>12,051 </text:p>
          </table:table-cell>
          <table:table-cell table:style-name="ce23" office:value-type="float" office:value="15777.746" calcext:value-type="float">
            <text:p><text:s/>15,778 </text:p>
          </table:table-cell>
          <table:table-cell table:style-name="ce23" office:value-type="float" office:value="57267.909" calcext:value-type="float">
            <text:p><text:s/>57,268 </text:p>
          </table:table-cell>
          <table:table-cell table:style-name="ce33" office:value-type="float" office:value="519678" calcext:value-type="float">
            <text:p><text:s/>519,678 </text:p>
          </table:table-cell>
          <table:table-cell table:style-name="ce33" office:value-type="float" office:value="168473" calcext:value-type="float">
            <text:p><text:s/>168,473 </text:p>
          </table:table-cell>
          <table:table-cell table:style-name="ce33" office:value-type="string" office:string-value="-" calcext:value-type="string">
            <text:p><text:s/>- </text:p>
          </table:table-cell>
          <table:table-cell table:style-name="ce33" office:value-type="float" office:value="350142" calcext:value-type="float">
            <text:p><text:s/>350,142 </text:p>
          </table:table-cell>
          <table:table-cell table:number-columns-repeated="2" table:style-name="ce33" office:value-type="string" office:string-value="-" calcext:value-type="string">
            <text:p><text:s/>- </text:p>
          </table:table-cell>
          <table:table-cell table:style-name="ce99" office:value-type="string" office:string-value="-" calcext:value-type="string">
            <text:p><text:s/>- </text:p>
          </table:table-cell>
          <table:table-cell table:style-name="ce3"/>
          <table:table-cell table:number-columns-repeated="1008"/>
        </table:table-row>
        <table:table-row table:style-name="ro5">
          <table:table-cell table:style-name="ce7" office:value-type="float" office:value="2005" calcext:value-type="float">
            <text:p>2005</text:p>
          </table:table-cell>
          <table:table-cell table:style-name="ce23" office:value-type="float" office:value="982" calcext:value-type="float">
            <text:p><text:s/>982 </text:p>
          </table:table-cell>
          <table:table-cell table:style-name="ce23" office:value-type="float" office:value="31210.279" calcext:value-type="float">
            <text:p><text:s/>31,210 </text:p>
          </table:table-cell>
          <table:table-cell table:style-name="ce23" office:value-type="float" office:value="11398.744" calcext:value-type="float">
            <text:p><text:s/>11,399 </text:p>
          </table:table-cell>
          <table:table-cell table:style-name="ce23" office:value-type="float" office:value="180710" calcext:value-type="float">
            <text:p><text:s/>180,710 </text:p>
          </table:table-cell>
          <table:table-cell table:style-name="ce23" office:value-type="float" office:value="12255" calcext:value-type="float">
            <text:p><text:s/>12,255 </text:p>
          </table:table-cell>
          <table:table-cell table:style-name="ce23" office:value-type="float" office:value="16100.169" calcext:value-type="float">
            <text:p><text:s/>16,100 </text:p>
          </table:table-cell>
          <table:table-cell table:style-name="ce23" office:value-type="float" office:value="60793.574" calcext:value-type="float">
            <text:p><text:s/>60,794 </text:p>
          </table:table-cell>
          <table:table-cell table:style-name="ce33" office:value-type="float" office:value="531446" calcext:value-type="float">
            <text:p><text:s/>531,446 </text:p>
          </table:table-cell>
          <table:table-cell table:style-name="ce33" office:value-type="float" office:value="169561" calcext:value-type="float">
            <text:p><text:s/>169,561 </text:p>
          </table:table-cell>
          <table:table-cell table:style-name="ce33" office:value-type="string" office:string-value="-" calcext:value-type="string">
            <text:p><text:s/>- </text:p>
          </table:table-cell>
          <table:table-cell table:style-name="ce33" office:value-type="float" office:value="360730" calcext:value-type="float">
            <text:p><text:s/>360,730 </text:p>
          </table:table-cell>
          <table:table-cell table:number-columns-repeated="2" table:style-name="ce33" office:value-type="string" office:string-value="-" calcext:value-type="string">
            <text:p><text:s/>- </text:p>
          </table:table-cell>
          <table:table-cell table:style-name="ce99" office:value-type="string" office:string-value="-" calcext:value-type="string">
            <text:p><text:s/>- </text:p>
          </table:table-cell>
          <table:table-cell table:style-name="ce3"/>
          <table:table-cell table:number-columns-repeated="1008"/>
        </table:table-row>
        <table:table-row table:style-name="ro5">
          <table:table-cell table:style-name="ce7" office:value-type="float" office:value="2006" calcext:value-type="float">
            <text:p>2006</text:p>
          </table:table-cell>
          <table:table-cell table:style-name="ce23" office:value-type="float" office:value="997" calcext:value-type="float">
            <text:p><text:s/>997 </text:p>
          </table:table-cell>
          <table:table-cell table:style-name="ce23" office:value-type="float" office:value="31218.175" calcext:value-type="float">
            <text:p><text:s/>31,218 </text:p>
          </table:table-cell>
          <table:table-cell table:style-name="ce23" office:value-type="float" office:value="11496.32" calcext:value-type="float">
            <text:p><text:s/>11,496 </text:p>
          </table:table-cell>
          <table:table-cell table:style-name="ce23" office:value-type="float" office:value="154245" calcext:value-type="float">
            <text:p><text:s/>154,245 </text:p>
          </table:table-cell>
          <table:table-cell table:style-name="ce23" office:value-type="float" office:value="12352" calcext:value-type="float">
            <text:p><text:s/>12,352 </text:p>
          </table:table-cell>
          <table:table-cell table:style-name="ce23" office:value-type="float" office:value="16385.985" calcext:value-type="float">
            <text:p><text:s/>16,386 </text:p>
          </table:table-cell>
          <table:table-cell table:style-name="ce23" office:value-type="float" office:value="63042.833" calcext:value-type="float">
            <text:p><text:s/>63,043 </text:p>
          </table:table-cell>
          <table:table-cell table:style-name="ce33" office:value-type="float" office:value="554194" calcext:value-type="float">
            <text:p><text:s/>554,194 </text:p>
          </table:table-cell>
          <table:table-cell table:style-name="ce33" office:value-type="float" office:value="168989" calcext:value-type="float">
            <text:p><text:s/>168,989 </text:p>
          </table:table-cell>
          <table:table-cell table:style-name="ce33" office:value-type="string" office:string-value="-" calcext:value-type="string">
            <text:p><text:s/>- </text:p>
          </table:table-cell>
          <table:table-cell table:style-name="ce33" office:value-type="float" office:value="383948" calcext:value-type="float">
            <text:p><text:s/>383,948 </text:p>
          </table:table-cell>
          <table:table-cell table:number-columns-repeated="2" table:style-name="ce33" office:value-type="string" office:string-value="-" calcext:value-type="string">
            <text:p><text:s/>- </text:p>
          </table:table-cell>
          <table:table-cell table:style-name="ce99" office:value-type="string" office:string-value="-" calcext:value-type="string">
            <text:p><text:s/>- </text:p>
          </table:table-cell>
          <table:table-cell table:style-name="ce3"/>
          <table:table-cell table:number-columns-repeated="1008"/>
        </table:table-row>
        <table:table-row table:style-name="ro5">
          <table:table-cell table:style-name="ce7" office:value-type="float" office:value="2007" calcext:value-type="float">
            <text:p>2007</text:p>
          </table:table-cell>
          <table:table-cell table:style-name="ce23" office:value-type="float" office:value="890" calcext:value-type="float">
            <text:p><text:s/>890 </text:p>
          </table:table-cell>
          <table:table-cell table:style-name="ce23" office:value-type="float" office:value="30547.035" calcext:value-type="float">
            <text:p><text:s/>30,547 </text:p>
          </table:table-cell>
          <table:table-cell table:style-name="ce23" office:value-type="float" office:value="11145.512" calcext:value-type="float">
            <text:p><text:s/>11,146 </text:p>
          </table:table-cell>
          <table:table-cell table:style-name="ce23" office:value-type="float" office:value="125847" calcext:value-type="float">
            <text:p><text:s/>125,847 </text:p>
          </table:table-cell>
          <table:table-cell table:style-name="ce23" office:value-type="float" office:value="15769" calcext:value-type="float">
            <text:p><text:s/>15,769 </text:p>
          </table:table-cell>
          <table:table-cell table:style-name="ce23" office:value-type="float" office:value="15979.244" calcext:value-type="float">
            <text:p><text:s/>15,979 </text:p>
          </table:table-cell>
          <table:table-cell table:style-name="ce23" office:value-type="float" office:value="63287.076" calcext:value-type="float">
            <text:p><text:s/>63,287 </text:p>
          </table:table-cell>
          <table:table-cell table:style-name="ce33" office:value-type="float" office:value="602610" calcext:value-type="float">
            <text:p><text:s/>602,610 </text:p>
          </table:table-cell>
          <table:table-cell table:style-name="ce33" office:value-type="float" office:value="169692" calcext:value-type="float">
            <text:p><text:s/>169,692 </text:p>
          </table:table-cell>
          <table:table-cell table:style-name="ce33" office:value-type="float" office:value="15556" calcext:value-type="float">
            <text:p><text:s/>15,556 </text:p>
          </table:table-cell>
          <table:table-cell table:style-name="ce33" office:value-type="float" office:value="416230" calcext:value-type="float">
            <text:p><text:s/>416,230 </text:p>
          </table:table-cell>
          <table:table-cell table:number-columns-repeated="2" table:style-name="ce33" office:value-type="string" office:string-value="-" calcext:value-type="string">
            <text:p><text:s/>- </text:p>
          </table:table-cell>
          <table:table-cell table:style-name="ce99" office:value-type="string" office:string-value="-" calcext:value-type="string">
            <text:p><text:s/>- </text:p>
          </table:table-cell>
          <table:table-cell table:style-name="ce3"/>
          <table:table-cell table:number-columns-repeated="1008"/>
        </table:table-row>
        <table:table-row table:style-name="ro5">
          <table:table-cell table:style-name="ce7" office:value-type="float" office:value="2008" calcext:value-type="float">
            <text:p>2008</text:p>
          </table:table-cell>
          <table:table-cell table:style-name="ce23" office:value-type="float" office:value="933" calcext:value-type="float">
            <text:p><text:s/>933 </text:p>
          </table:table-cell>
          <table:table-cell table:style-name="ce23" office:value-type="float" office:value="30159.525" calcext:value-type="float">
            <text:p><text:s/>30,160 </text:p>
          </table:table-cell>
          <table:table-cell table:style-name="ce23" office:value-type="float" office:value="9495.297" calcext:value-type="float">
            <text:p><text:s/>9,495 </text:p>
          </table:table-cell>
          <table:table-cell table:style-name="ce23" office:value-type="float" office:value="129950" calcext:value-type="float">
            <text:p><text:s/>129,950 </text:p>
          </table:table-cell>
          <table:table-cell table:style-name="ce23" office:value-type="float" office:value="19066" calcext:value-type="float">
            <text:p><text:s/>19,066 </text:p>
          </table:table-cell>
          <table:table-cell table:style-name="ce23" office:value-type="float" office:value="15783.116" calcext:value-type="float">
            <text:p><text:s/>15,783 </text:p>
          </table:table-cell>
          <table:table-cell table:style-name="ce23" office:value-type="float" office:value="58506.111" calcext:value-type="float">
            <text:p><text:s/>58,506 </text:p>
          </table:table-cell>
          <table:table-cell table:style-name="ce33" office:value-type="float" office:value="689880" calcext:value-type="float">
            <text:p><text:s/>689,880 </text:p>
          </table:table-cell>
          <table:table-cell table:style-name="ce33" office:value-type="float" office:value="178661" calcext:value-type="float">
            <text:p><text:s/>178,661 </text:p>
          </table:table-cell>
          <table:table-cell table:style-name="ce33" office:value-type="float" office:value="30581" calcext:value-type="float">
            <text:p><text:s/>30,581 </text:p>
          </table:table-cell>
          <table:table-cell table:style-name="ce33" office:value-type="float" office:value="450024" calcext:value-type="float">
            <text:p><text:s/>450,024 </text:p>
          </table:table-cell>
          <table:table-cell table:style-name="ce33" office:value-type="float" office:value="29475" calcext:value-type="float">
            <text:p><text:s/>29,475 </text:p>
          </table:table-cell>
          <table:table-cell table:style-name="ce33" office:value-type="string" office:string-value="-" calcext:value-type="string">
            <text:p><text:s/>- </text:p>
          </table:table-cell>
          <table:table-cell table:style-name="ce99" office:value-type="string" office:string-value="-" calcext:value-type="string">
            <text:p><text:s/>- </text:p>
          </table:table-cell>
          <table:table-cell table:style-name="ce3"/>
          <table:table-cell table:number-columns-repeated="1008"/>
        </table:table-row>
        <table:table-row table:style-name="ro5">
          <table:table-cell table:style-name="ce7" office:value-type="float" office:value="2009" calcext:value-type="float">
            <text:p>2009</text:p>
          </table:table-cell>
          <table:table-cell table:style-name="ce23" office:value-type="float" office:value="776.023" calcext:value-type="float">
            <text:p><text:s/>776 </text:p>
          </table:table-cell>
          <table:table-cell table:style-name="ce23" office:value-type="float" office:value="29071.104" calcext:value-type="float">
            <text:p><text:s/>29,071 </text:p>
          </table:table-cell>
          <table:table-cell table:style-name="ce23" office:value-type="float" office:value="8604.609" calcext:value-type="float">
            <text:p><text:s/>8,605 </text:p>
          </table:table-cell>
          <table:table-cell table:style-name="ce23" office:value-type="float" office:value="113343" calcext:value-type="float">
            <text:p><text:s/>113,343 </text:p>
          </table:table-cell>
          <table:table-cell table:style-name="ce23" office:value-type="float" office:value="19277.397" calcext:value-type="float">
            <text:p><text:s/>19,277 </text:p>
          </table:table-cell>
          <table:table-cell table:style-name="ce23" office:value-type="float" office:value="15882.309" calcext:value-type="float">
            <text:p><text:s/>15,882 </text:p>
          </table:table-cell>
          <table:table-cell table:style-name="ce23" office:value-type="float" office:value="56918.388" calcext:value-type="float">
            <text:p><text:s/>56,918 </text:p>
          </table:table-cell>
          <table:table-cell table:style-name="ce33" office:value-type="float" office:value="718515" calcext:value-type="float">
            <text:p><text:s/>718,515 </text:p>
          </table:table-cell>
          <table:table-cell table:style-name="ce33" office:value-type="float" office:value="179369" calcext:value-type="float">
            <text:p><text:s/>179,369 </text:p>
          </table:table-cell>
          <table:table-cell table:style-name="ce33" office:value-type="float" office:value="32349" calcext:value-type="float">
            <text:p><text:s/>32,349 </text:p>
          </table:table-cell>
          <table:table-cell table:style-name="ce33" office:value-type="float" office:value="462472" calcext:value-type="float">
            <text:p><text:s/>462,472 </text:p>
          </table:table-cell>
          <table:table-cell table:style-name="ce33" office:value-type="float" office:value="43339" calcext:value-type="float">
            <text:p><text:s/>43,339 </text:p>
          </table:table-cell>
          <table:table-cell table:style-name="ce33" office:value-type="string" office:string-value="-" calcext:value-type="string">
            <text:p><text:s/>- </text:p>
          </table:table-cell>
          <table:table-cell table:style-name="ce99" office:value-type="string" office:string-value="-" calcext:value-type="string">
            <text:p><text:s/>- </text:p>
          </table:table-cell>
          <table:table-cell table:style-name="ce3"/>
          <table:table-cell table:number-columns-repeated="1008"/>
        </table:table-row>
        <table:table-row table:style-name="ro5">
          <table:table-cell table:style-name="ce7" office:value-type="float" office:value="2010" calcext:value-type="float">
            <text:p>2010</text:p>
          </table:table-cell>
          <table:table-cell table:style-name="ce23" office:value-type="float" office:value="872.52" calcext:value-type="float">
            <text:p><text:s/>873 </text:p>
          </table:table-cell>
          <table:table-cell table:style-name="ce23" office:value-type="float" office:value="29631.573" calcext:value-type="float">
            <text:p><text:s/>29,632 </text:p>
          </table:table-cell>
          <table:table-cell table:style-name="ce23" office:value-type="float" office:value="11873.339" calcext:value-type="float">
            <text:p><text:s/>11,873 </text:p>
          </table:table-cell>
          <table:table-cell table:style-name="ce23" office:value-type="float" office:value="114607" calcext:value-type="float">
            <text:p><text:s/>114,607 </text:p>
          </table:table-cell>
          <table:table-cell table:style-name="ce23" office:value-type="float" office:value="20930.786" calcext:value-type="float">
            <text:p><text:s/>20,931 </text:p>
          </table:table-cell>
          <table:table-cell table:style-name="ce23" office:value-type="float" office:value="16307.047" calcext:value-type="float">
            <text:p><text:s/>16,307 </text:p>
          </table:table-cell>
          <table:table-cell table:style-name="ce23" office:value-type="float" office:value="60051.227" calcext:value-type="float">
            <text:p><text:s/>60,051 </text:p>
          </table:table-cell>
          <table:table-cell table:style-name="ce33" office:value-type="float" office:value="778779" calcext:value-type="float">
            <text:p><text:s/>778,779 </text:p>
          </table:table-cell>
          <table:table-cell table:style-name="ce33" office:value-type="float" office:value="189763" calcext:value-type="float">
            <text:p><text:s/>189,763 </text:p>
          </table:table-cell>
          <table:table-cell table:style-name="ce33" office:value-type="float" office:value="36940" calcext:value-type="float">
            <text:p><text:s/>36,940 </text:p>
          </table:table-cell>
          <table:table-cell table:style-name="ce33" office:value-type="float" office:value="505466" calcext:value-type="float">
            <text:p><text:s/>505,466 </text:p>
          </table:table-cell>
          <table:table-cell table:style-name="ce33" office:value-type="float" office:value="46010" calcext:value-type="float">
            <text:p><text:s/>46,010 </text:p>
          </table:table-cell>
          <table:table-cell table:style-name="ce33" office:value-type="string" office:string-value="-" calcext:value-type="string">
            <text:p><text:s/>- </text:p>
          </table:table-cell>
          <table:table-cell table:style-name="ce99" office:value-type="string" office:string-value="-" calcext:value-type="string">
            <text:p><text:s/>- </text:p>
          </table:table-cell>
          <table:table-cell table:style-name="ce3"/>
          <table:table-cell table:number-columns-repeated="1008"/>
        </table:table-row>
        <table:table-row table:style-name="ro5">
          <table:table-cell table:style-name="ce7" office:value-type="float" office:value="2011" calcext:value-type="float">
            <text:p>2011</text:p>
          </table:table-cell>
          <table:table-cell table:style-name="ce23" office:value-type="float" office:value="853.362" calcext:value-type="float">
            <text:p><text:s/>853 </text:p>
          </table:table-cell>
          <table:table-cell table:style-name="ce23" office:value-type="float" office:value="29550.818" calcext:value-type="float">
            <text:p><text:s/>29,551 </text:p>
          </table:table-cell>
          <table:table-cell table:style-name="ce23" office:value-type="float" office:value="10590.008" calcext:value-type="float">
            <text:p><text:s/>10,590 </text:p>
          </table:table-cell>
          <table:table-cell table:style-name="ce23" office:value-type="float" office:value="126859" calcext:value-type="float">
            <text:p><text:s/>126,859 </text:p>
          </table:table-cell>
          <table:table-cell table:style-name="ce23" office:value-type="float" office:value="22825.848" calcext:value-type="float">
            <text:p><text:s/>22,826 </text:p>
          </table:table-cell>
          <table:table-cell table:style-name="ce23" office:value-type="float" office:value="17039.888" calcext:value-type="float">
            <text:p><text:s/>17,040 </text:p>
          </table:table-cell>
          <table:table-cell table:style-name="ce23" office:value-type="float" office:value="60123.128" calcext:value-type="float">
            <text:p><text:s/>60,123 </text:p>
          </table:table-cell>
          <table:table-cell table:style-name="ce33" office:value-type="float" office:value="864491" calcext:value-type="float">
            <text:p><text:s/>864,491 </text:p>
          </table:table-cell>
          <table:table-cell table:style-name="ce33" office:value-type="float" office:value="205829" calcext:value-type="float">
            <text:p><text:s/>205,829 </text:p>
          </table:table-cell>
          <table:table-cell table:style-name="ce33" office:value-type="float" office:value="41629" calcext:value-type="float">
            <text:p><text:s/>41,629 </text:p>
          </table:table-cell>
          <table:table-cell table:style-name="ce33" office:value-type="float" office:value="566404" calcext:value-type="float">
            <text:p><text:s/>566,404 </text:p>
          </table:table-cell>
          <table:table-cell table:style-name="ce33" office:value-type="float" office:value="49637" calcext:value-type="float">
            <text:p><text:s/>49,637 </text:p>
          </table:table-cell>
          <table:table-cell table:style-name="ce33" office:value-type="string" office:string-value="-" calcext:value-type="string">
            <text:p><text:s/>- </text:p>
          </table:table-cell>
          <table:table-cell table:style-name="ce99" office:value-type="string" office:string-value="-" calcext:value-type="string">
            <text:p><text:s/>- </text:p>
          </table:table-cell>
          <table:table-cell table:style-name="ce3"/>
          <table:table-cell table:number-columns-repeated="1008"/>
        </table:table-row>
        <table:table-row table:style-name="ro5">
          <table:table-cell table:style-name="ce7" office:value-type="float" office:value="2012" calcext:value-type="float">
            <text:p>2012</text:p>
          </table:table-cell>
          <table:table-cell table:style-name="ce23" office:value-type="float" office:value="833.102" calcext:value-type="float">
            <text:p><text:s/>833 </text:p>
          </table:table-cell>
          <table:table-cell table:style-name="ce23" office:value-type="float" office:value="29850.997" calcext:value-type="float">
            <text:p><text:s/>29,851 </text:p>
          </table:table-cell>
          <table:table-cell table:style-name="ce23" office:value-type="float" office:value="9343.505" calcext:value-type="float">
            <text:p><text:s/>9,344 </text:p>
          </table:table-cell>
          <table:table-cell table:style-name="ce23" office:value-type="float" office:value="97230" calcext:value-type="float">
            <text:p><text:s/>97,230 </text:p>
          </table:table-cell>
          <table:table-cell table:style-name="ce23" office:value-type="float" office:value="24207.701" calcext:value-type="float">
            <text:p><text:s/>24,208 </text:p>
          </table:table-cell>
          <table:table-cell table:style-name="ce23" office:value-type="float" office:value="17585.569" calcext:value-type="float">
            <text:p><text:s/>17,586 </text:p>
          </table:table-cell>
          <table:table-cell table:style-name="ce23" office:value-type="float" office:value="63874.949" calcext:value-type="float">
            <text:p><text:s/>63,875 </text:p>
          </table:table-cell>
          <table:table-cell table:style-name="ce33" office:value-type="float" office:value="925243" calcext:value-type="float">
            <text:p><text:s/>925,243 </text:p>
          </table:table-cell>
          <table:table-cell table:style-name="ce33" office:value-type="float" office:value="220297" calcext:value-type="float">
            <text:p><text:s/>220,297 </text:p>
          </table:table-cell>
          <table:table-cell table:style-name="ce33" office:value-type="float" office:value="44526" calcext:value-type="float">
            <text:p><text:s/>44,526 </text:p>
          </table:table-cell>
          <table:table-cell table:style-name="ce33" office:value-type="float" office:value="602199" calcext:value-type="float">
            <text:p><text:s/>602,199 </text:p>
          </table:table-cell>
          <table:table-cell table:style-name="ce33" office:value-type="float" office:value="56480" calcext:value-type="float">
            <text:p><text:s/>56,480 </text:p>
          </table:table-cell>
          <table:table-cell table:style-name="ce33" office:value-type="string" office:string-value="-" calcext:value-type="string">
            <text:p><text:s/>- </text:p>
          </table:table-cell>
          <table:table-cell table:style-name="ce99" office:value-type="string" office:string-value="-" calcext:value-type="string">
            <text:p><text:s/>- </text:p>
          </table:table-cell>
          <table:table-cell table:style-name="ce3"/>
          <table:table-cell table:number-columns-repeated="1008"/>
        </table:table-row>
        <table:table-row table:style-name="ro5">
          <table:table-cell table:style-name="ce7" office:value-type="float" office:value="2013" calcext:value-type="float">
            <text:p>2013</text:p>
          </table:table-cell>
          <table:table-cell table:style-name="ce23" office:value-type="float" office:value="729.178" calcext:value-type="float">
            <text:p><text:s/>729 </text:p>
          </table:table-cell>
          <table:table-cell table:style-name="ce23" office:value-type="float" office:value="38473.579" calcext:value-type="float">
            <text:p><text:s/>38,474 </text:p>
          </table:table-cell>
          <table:table-cell table:style-name="ce23" office:value-type="float" office:value="9195.626" calcext:value-type="float">
            <text:p><text:s/>9,196 </text:p>
          </table:table-cell>
          <table:table-cell table:style-name="ce23" office:value-type="float" office:value="107343" calcext:value-type="float">
            <text:p><text:s/>107,343 </text:p>
          </table:table-cell>
          <table:table-cell table:style-name="ce23" office:value-type="float" office:value="25322.755" calcext:value-type="float">
            <text:p><text:s/>25,323 </text:p>
          </table:table-cell>
          <table:table-cell table:style-name="ce23" office:value-type="float" office:value="17927.53" calcext:value-type="float">
            <text:p><text:s/>17,928 </text:p>
          </table:table-cell>
          <table:table-cell table:style-name="ce23" office:value-type="float" office:value="67601.223" calcext:value-type="float">
            <text:p><text:s/>67,601 </text:p>
          </table:table-cell>
          <table:table-cell table:style-name="ce33" office:value-type="float" office:value="972332" calcext:value-type="float">
            <text:p><text:s/>972,332 </text:p>
          </table:table-cell>
          <table:table-cell table:style-name="ce33" office:value-type="float" office:value="227287" calcext:value-type="float">
            <text:p><text:s/>227,287 </text:p>
          </table:table-cell>
          <table:table-cell table:style-name="ce33" office:value-type="float" office:value="47487" calcext:value-type="float">
            <text:p><text:s/>47,487 </text:p>
          </table:table-cell>
          <table:table-cell table:style-name="ce33" office:value-type="float" office:value="634961" calcext:value-type="float">
            <text:p><text:s/>634,961 </text:p>
          </table:table-cell>
          <table:table-cell table:style-name="ce33" office:value-type="float" office:value="60706" calcext:value-type="float">
            <text:p><text:s/>60,706 </text:p>
          </table:table-cell>
          <table:table-cell table:style-name="ce33" office:value-type="string" office:string-value="-" calcext:value-type="string">
            <text:p><text:s/>- </text:p>
          </table:table-cell>
          <table:table-cell table:style-name="ce99" office:value-type="string" office:string-value="-" calcext:value-type="string">
            <text:p><text:s/>- </text:p>
          </table:table-cell>
          <table:table-cell table:style-name="ce3"/>
          <table:table-cell table:number-columns-repeated="1008"/>
        </table:table-row>
        <table:table-row table:style-name="ro5">
          <table:table-cell table:style-name="ce7" office:value-type="float" office:value="2014" calcext:value-type="float">
            <text:p>2014</text:p>
          </table:table-cell>
          <table:table-cell table:style-name="ce23" office:value-type="float" office:value="683.452" calcext:value-type="float">
            <text:p><text:s/>683 </text:p>
          </table:table-cell>
          <table:table-cell table:style-name="ce23" office:value-type="float" office:value="37851.697" calcext:value-type="float">
            <text:p><text:s/>37,852 </text:p>
          </table:table-cell>
          <table:table-cell table:style-name="ce23" office:value-type="float" office:value="9443.176" calcext:value-type="float">
            <text:p><text:s/>9,443 </text:p>
          </table:table-cell>
          <table:table-cell table:style-name="ce23" office:value-type="float" office:value="116643" calcext:value-type="float">
            <text:p><text:s/>116,643 </text:p>
          </table:table-cell>
          <table:table-cell table:style-name="ce23" office:value-type="float" office:value="26339.952" calcext:value-type="float">
            <text:p><text:s/>26,340 </text:p>
          </table:table-cell>
          <table:table-cell table:style-name="ce23" office:value-type="float" office:value="18384.479" calcext:value-type="float">
            <text:p><text:s/>18,384 </text:p>
          </table:table-cell>
          <table:table-cell table:style-name="ce23" office:value-type="float" office:value="72719.778" calcext:value-type="float">
            <text:p><text:s/>72,720 </text:p>
          </table:table-cell>
          <table:table-cell table:style-name="ce33" office:value-type="float" office:value="1024083" calcext:value-type="float">
            <text:p><text:s/>1,024,083 </text:p>
          </table:table-cell>
          <table:table-cell table:style-name="ce33" office:value-type="float" office:value="232826" calcext:value-type="float">
            <text:p><text:s/>232,826 </text:p>
          </table:table-cell>
          <table:table-cell table:style-name="ce33" office:value-type="float" office:value="48025" calcext:value-type="float">
            <text:p><text:s/>48,025 </text:p>
          </table:table-cell>
          <table:table-cell table:style-name="ce33" office:value-type="float" office:value="679506" calcext:value-type="float">
            <text:p><text:s/>679,506 </text:p>
          </table:table-cell>
          <table:table-cell table:style-name="ce33" office:value-type="float" office:value="61308" calcext:value-type="float">
            <text:p><text:s/>61,308 </text:p>
          </table:table-cell>
          <table:table-cell table:style-name="ce33" office:value-type="string" office:string-value="-" calcext:value-type="string">
            <text:p><text:s/>- </text:p>
          </table:table-cell>
          <table:table-cell table:style-name="ce99" office:value-type="string" office:string-value="-" calcext:value-type="string">
            <text:p><text:s/>- </text:p>
          </table:table-cell>
          <table:table-cell table:style-name="ce3"/>
          <table:table-cell table:number-columns-repeated="1008"/>
        </table:table-row>
        <table:table-row table:style-name="ro5">
          <table:table-cell table:style-name="ce7" office:value-type="float" office:value="2015" calcext:value-type="float">
            <text:p>2015</text:p>
          </table:table-cell>
          <table:table-cell table:style-name="ce23" office:value-type="float" office:value="636.213" calcext:value-type="float">
            <text:p><text:s/>636 </text:p>
          </table:table-cell>
          <table:table-cell table:style-name="ce23" office:value-type="float" office:value="37805.306" calcext:value-type="float">
            <text:p><text:s/>37,805 </text:p>
          </table:table-cell>
          <table:table-cell table:style-name="ce23" office:value-type="float" office:value="9079.682" calcext:value-type="float">
            <text:p><text:s/>9,080 </text:p>
          </table:table-cell>
          <table:table-cell table:style-name="ce23" office:value-type="float" office:value="121382" calcext:value-type="float">
            <text:p><text:s/>121,382 </text:p>
          </table:table-cell>
          <table:table-cell table:style-name="ce23" office:value-type="float" office:value="27110.886" calcext:value-type="float">
            <text:p><text:s/>27,111 </text:p>
          </table:table-cell>
          <table:table-cell table:style-name="ce23" office:value-type="float" office:value="17565.272" calcext:value-type="float">
            <text:p><text:s/>17,565 </text:p>
          </table:table-cell>
          <table:table-cell table:style-name="ce23" office:value-type="float" office:value="80054.831" calcext:value-type="float">
            <text:p><text:s/>80,055 </text:p>
          </table:table-cell>
          <table:table-cell table:style-name="ce33" office:value-type="float" office:value="1062853" calcext:value-type="float">
            <text:p><text:s/>1,062,853 </text:p>
          </table:table-cell>
          <table:table-cell table:style-name="ce33" office:value-type="float" office:value="232217" calcext:value-type="float">
            <text:p><text:s/>232,217 </text:p>
          </table:table-cell>
          <table:table-cell table:style-name="ce33" office:value-type="float" office:value="50562" calcext:value-type="float">
            <text:p><text:s/>50,562 </text:p>
          </table:table-cell>
          <table:table-cell table:style-name="ce33" office:value-type="float" office:value="717512" calcext:value-type="float">
            <text:p><text:s/>717,512 </text:p>
          </table:table-cell>
          <table:table-cell table:style-name="ce33" office:value-type="float" office:value="60203" calcext:value-type="float">
            <text:p><text:s/>60,203 </text:p>
          </table:table-cell>
          <table:table-cell table:style-name="ce33" office:value-type="string" office:string-value="-" calcext:value-type="string">
            <text:p><text:s/>- </text:p>
          </table:table-cell>
          <table:table-cell table:style-name="ce99" office:value-type="string" office:string-value="-" calcext:value-type="string">
            <text:p><text:s/>- </text:p>
          </table:table-cell>
          <table:table-cell table:style-name="ce3"/>
          <table:table-cell table:number-columns-repeated="1008"/>
        </table:table-row>
        <table:table-row table:style-name="ro5">
          <table:table-cell table:style-name="ce7" office:value-type="float" office:value="2016" calcext:value-type="float">
            <text:p>2016</text:p>
          </table:table-cell>
          <table:table-cell table:style-name="ce23" office:value-type="float" office:value="563.955" calcext:value-type="float">
            <text:p><text:s/>564 </text:p>
          </table:table-cell>
          <table:table-cell table:style-name="ce23" office:value-type="float" office:value="38532.689" calcext:value-type="float">
            <text:p><text:s/>38,533 </text:p>
          </table:table-cell>
          <table:table-cell table:style-name="ce23" office:value-type="float" office:value="8958.733" calcext:value-type="float">
            <text:p><text:s/>8,959 </text:p>
          </table:table-cell>
          <table:table-cell table:style-name="ce23" office:value-type="float" office:value="122086" calcext:value-type="float">
            <text:p><text:s/>122,086 </text:p>
          </table:table-cell>
          <table:table-cell table:style-name="ce23" office:value-type="float" office:value="27949.684" calcext:value-type="float">
            <text:p><text:s/>27,950 </text:p>
          </table:table-cell>
          <table:table-cell table:style-name="ce23" office:value-type="float" office:value="17378.671" calcext:value-type="float">
            <text:p><text:s/>17,379 </text:p>
          </table:table-cell>
          <table:table-cell table:style-name="ce23" office:value-type="float" office:value="89342.098" calcext:value-type="float">
            <text:p><text:s/>89,342 </text:p>
          </table:table-cell>
          <table:table-cell table:style-name="ce33" office:value-type="float" office:value="1092127" calcext:value-type="float">
            <text:p><text:s/>1,092,127 </text:p>
          </table:table-cell>
          <table:table-cell table:style-name="ce33" office:value-type="float" office:value="230365" calcext:value-type="float">
            <text:p><text:s/>230,365 </text:p>
          </table:table-cell>
          <table:table-cell table:style-name="ce33" office:value-type="float" office:value="56586" calcext:value-type="float">
            <text:p><text:s/>56,586 </text:p>
          </table:table-cell>
          <table:table-cell table:style-name="ce33" office:value-type="float" office:value="739990" calcext:value-type="float">
            <text:p><text:s/>739,990 </text:p>
          </table:table-cell>
          <table:table-cell table:style-name="ce33" office:value-type="float" office:value="63103" calcext:value-type="float">
            <text:p><text:s/>63,103 </text:p>
          </table:table-cell>
          <table:table-cell table:style-name="ce33" office:value-type="string" office:string-value="-" calcext:value-type="string">
            <text:p><text:s/>- </text:p>
          </table:table-cell>
          <table:table-cell table:style-name="ce99" office:value-type="string" office:string-value="-" calcext:value-type="string">
            <text:p><text:s/>- </text:p>
          </table:table-cell>
          <table:table-cell table:style-name="ce3"/>
          <table:table-cell table:number-columns-repeated="1008"/>
        </table:table-row>
        <table:table-row table:style-name="ro5">
          <table:table-cell table:style-name="ce7" office:value-type="float" office:value="2017" calcext:value-type="float">
            <text:p>2017</text:p>
          </table:table-cell>
          <table:table-cell table:style-name="ce23" office:value-type="float" office:value="514.52" calcext:value-type="float">
            <text:p><text:s/>515 </text:p>
          </table:table-cell>
          <table:table-cell table:style-name="ce23" office:value-type="float" office:value="40350.856" calcext:value-type="float">
            <text:p><text:s/>40,351 </text:p>
          </table:table-cell>
          <table:table-cell table:style-name="ce23" office:value-type="float" office:value="9391.879" calcext:value-type="float">
            <text:p><text:s/>9,392 </text:p>
          </table:table-cell>
          <table:table-cell table:style-name="ce23" office:value-type="float" office:value="111127" calcext:value-type="float">
            <text:p><text:s/>111,127 </text:p>
          </table:table-cell>
          <table:table-cell table:style-name="ce23" office:value-type="float" office:value="29003.962" calcext:value-type="float">
            <text:p><text:s/>29,004 </text:p>
          </table:table-cell>
          <table:table-cell table:style-name="ce23" office:value-type="float" office:value="17053.464" calcext:value-type="float">
            <text:p><text:s/>17,053 </text:p>
          </table:table-cell>
          <table:table-cell table:style-name="ce23" office:value-type="float" office:value="93168.934" calcext:value-type="float">
            <text:p><text:s/>93,169 </text:p>
          </table:table-cell>
          <table:table-cell table:style-name="ce33" office:value-type="float" office:value="1122946" calcext:value-type="float">
            <text:p><text:s/>1,122,946 </text:p>
          </table:table-cell>
          <table:table-cell table:style-name="ce33" office:value-type="float" office:value="232806" calcext:value-type="float">
            <text:p><text:s/>232,806 </text:p>
          </table:table-cell>
          <table:table-cell table:style-name="ce33" office:value-type="float" office:value="60571" calcext:value-type="float">
            <text:p><text:s/>60,571 </text:p>
          </table:table-cell>
          <table:table-cell table:style-name="ce33" office:value-type="float" office:value="746067" calcext:value-type="float">
            <text:p><text:s/>746,067 </text:p>
          </table:table-cell>
          <table:table-cell table:style-name="ce33" office:value-type="float" office:value="64321" calcext:value-type="float">
            <text:p><text:s/>64,321 </text:p>
          </table:table-cell>
          <table:table-cell table:style-name="ce33" office:value-type="float" office:value="17346" calcext:value-type="float">
            <text:p><text:s/>17,346 </text:p>
          </table:table-cell>
          <table:table-cell table:style-name="ce99" office:value-type="string" office:string-value="-" calcext:value-type="string">
            <text:p><text:s/>- </text:p>
          </table:table-cell>
          <table:table-cell table:style-name="ce3"/>
          <table:table-cell table:number-columns-repeated="1008"/>
        </table:table-row>
        <table:table-row table:style-name="ro5">
          <table:table-cell table:style-name="ce7" office:value-type="float" office:value="2018" calcext:value-type="float">
            <text:p>2018</text:p>
          </table:table-cell>
          <table:table-cell table:style-name="ce23" office:value-type="float" office:value="544.016" calcext:value-type="float">
            <text:p><text:s/>544 </text:p>
          </table:table-cell>
          <table:table-cell table:style-name="ce23" office:value-type="float" office:value="44169.158" calcext:value-type="float">
            <text:p><text:s/>44,169 </text:p>
          </table:table-cell>
          <table:table-cell table:style-name="ce23" office:value-type="float" office:value="9597.33" calcext:value-type="float">
            <text:p><text:s/>9,597 </text:p>
          </table:table-cell>
          <table:table-cell table:style-name="ce23" office:value-type="float" office:value="147520" calcext:value-type="float">
            <text:p><text:s/>147,520 </text:p>
          </table:table-cell>
          <table:table-cell table:style-name="ce23" office:value-type="float" office:value="29624.218" calcext:value-type="float">
            <text:p><text:s/>29,624 </text:p>
          </table:table-cell>
          <table:table-cell table:style-name="ce23" office:value-type="float" office:value="17136.287" calcext:value-type="float">
            <text:p><text:s/>17,136 </text:p>
          </table:table-cell>
          <table:table-cell table:style-name="ce23" office:value-type="float" office:value="97745.875" calcext:value-type="float">
            <text:p><text:s/>97,746 </text:p>
          </table:table-cell>
          <table:table-cell table:style-name="ce33" office:value-type="float" office:value="1153529" calcext:value-type="float">
            <text:p><text:s/>1,153,529 </text:p>
          </table:table-cell>
          <table:table-cell table:style-name="ce33" office:value-type="float" office:value="231268" calcext:value-type="float">
            <text:p><text:s/>231,268 </text:p>
          </table:table-cell>
          <table:table-cell table:style-name="ce33" office:value-type="float" office:value="63963" calcext:value-type="float">
            <text:p><text:s/>63,963 </text:p>
          </table:table-cell>
          <table:table-cell table:style-name="ce33" office:value-type="float" office:value="765470" calcext:value-type="float">
            <text:p><text:s/>765,470 </text:p>
          </table:table-cell>
          <table:table-cell table:style-name="ce33" office:value-type="float" office:value="68085" calcext:value-type="float">
            <text:p><text:s/>68,085 </text:p>
          </table:table-cell>
          <table:table-cell table:style-name="ce33" office:value-type="float" office:value="23214" calcext:value-type="float">
            <text:p><text:s/>23,214 </text:p>
          </table:table-cell>
          <table:table-cell table:style-name="ce99" office:value-type="string" office:string-value="-" calcext:value-type="string">
            <text:p><text:s/>- </text:p>
          </table:table-cell>
          <table:table-cell table:style-name="ce3"/>
          <table:table-cell table:number-columns-repeated="1008"/>
        </table:table-row>
        <table:table-row table:style-name="ro5">
          <table:table-cell table:style-name="ce7" office:value-type="float" office:value="2019" calcext:value-type="float">
            <text:p>2019</text:p>
          </table:table-cell>
          <table:table-cell table:style-name="ce23" office:value-type="float" office:value="518.207" calcext:value-type="float">
            <text:p><text:s/>518 </text:p>
          </table:table-cell>
          <table:table-cell table:style-name="ce23" office:value-type="float" office:value="44369.952" calcext:value-type="float">
            <text:p><text:s/>44,370 </text:p>
          </table:table-cell>
          <table:table-cell table:style-name="ce23" office:value-type="float" office:value="8846.329" calcext:value-type="float">
            <text:p><text:s/>8,846 </text:p>
          </table:table-cell>
          <table:table-cell table:style-name="ce23" office:value-type="float" office:value="163509" calcext:value-type="float">
            <text:p><text:s/>163,509 </text:p>
          </table:table-cell>
          <table:table-cell table:style-name="ce23" office:value-type="float" office:value="30455.602" calcext:value-type="float">
            <text:p><text:s/>30,456 </text:p>
          </table:table-cell>
          <table:table-cell table:style-name="ce23" office:value-type="float" office:value="17064.21" calcext:value-type="float">
            <text:p><text:s/>17,064 </text:p>
          </table:table-cell>
          <table:table-cell table:style-name="ce23" office:value-type="float" office:value="98963.814" calcext:value-type="float">
            <text:p><text:s/>98,964 </text:p>
          </table:table-cell>
          <table:table-cell table:style-name="ce33" office:value-type="float" office:value="1194660" calcext:value-type="float">
            <text:p><text:s/>1,194,660 </text:p>
          </table:table-cell>
          <table:table-cell table:style-name="ce33" office:value-type="float" office:value="236151" calcext:value-type="float">
            <text:p><text:s/>236,151 </text:p>
          </table:table-cell>
          <table:table-cell table:style-name="ce33" office:value-type="float" office:value="67411" calcext:value-type="float">
            <text:p><text:s/>67,411 </text:p>
          </table:table-cell>
          <table:table-cell table:style-name="ce33" office:value-type="float" office:value="789599" calcext:value-type="float">
            <text:p><text:s/>789,599 </text:p>
          </table:table-cell>
          <table:table-cell table:style-name="ce33" office:value-type="float" office:value="68739" calcext:value-type="float">
            <text:p><text:s/>68,739 </text:p>
          </table:table-cell>
          <table:table-cell table:style-name="ce33" office:value-type="float" office:value="27963" calcext:value-type="float">
            <text:p><text:s/>27,963 </text:p>
          </table:table-cell>
          <table:table-cell table:style-name="ce99" office:value-type="float" office:value="3125" calcext:value-type="float">
            <text:p><text:s/>3,125 </text:p>
          </table:table-cell>
          <table:table-cell table:style-name="ce3"/>
          <table:table-cell table:number-columns-repeated="1008"/>
        </table:table-row>
        <table:table-row table:style-name="ro5">
          <table:table-cell table:style-name="ce8" office:value-type="float" office:value="2020" calcext:value-type="float">
            <text:p>2020</text:p>
          </table:table-cell>
          <table:table-cell table:style-name="ce24" office:value-type="float" office:value="497" calcext:value-type="float">
            <text:p><text:s/>497 </text:p>
          </table:table-cell>
          <table:table-cell table:style-name="ce24" office:value-type="float" office:value="44550.303" calcext:value-type="float">
            <text:p><text:s/>44,550 </text:p>
          </table:table-cell>
          <table:table-cell table:style-name="ce24" office:value-type="float" office:value="10297.621" calcext:value-type="float">
            <text:p><text:s/>10,298 </text:p>
          </table:table-cell>
          <table:table-cell table:style-name="ce24" office:value-type="float" office:value="175580" calcext:value-type="float">
            <text:p><text:s/>175,580 </text:p>
          </table:table-cell>
          <table:table-cell table:style-name="ce24" office:value-type="float" office:value="25566.403" calcext:value-type="float">
            <text:p><text:s/>25,566 </text:p>
          </table:table-cell>
          <table:table-cell table:style-name="ce24" office:value-type="float" office:value="14210.184" calcext:value-type="float">
            <text:p><text:s/>14,210 </text:p>
          </table:table-cell>
          <table:table-cell table:style-name="ce24" office:value-type="float" office:value="20938.522" calcext:value-type="float">
            <text:p><text:s/>20,939 </text:p>
          </table:table-cell>
          <table:table-cell table:style-name="ce68" office:value-type="float" office:value="1030674" calcext:value-type="float">
            <text:p><text:s/>1,030,674 </text:p>
          </table:table-cell>
          <table:table-cell table:style-name="ce68" office:value-type="float" office:value="203521" calcext:value-type="float">
            <text:p><text:s/>203,521 </text:p>
          </table:table-cell>
          <table:table-cell table:style-name="ce68" office:value-type="float" office:value="57239" calcext:value-type="float">
            <text:p><text:s/>57,239 </text:p>
          </table:table-cell>
          <table:table-cell table:style-name="ce68" office:value-type="float" office:value="695651" calcext:value-type="float">
            <text:p><text:s/>695,651 </text:p>
          </table:table-cell>
          <table:table-cell table:style-name="ce68" office:value-type="float" office:value="50890" calcext:value-type="float">
            <text:p><text:s/>50,890 </text:p>
          </table:table-cell>
          <table:table-cell table:style-name="ce68" office:value-type="float" office:value="18516" calcext:value-type="float">
            <text:p><text:s/>18,516 </text:p>
          </table:table-cell>
          <table:table-cell table:style-name="ce100" office:value-type="float" office:value="3487" calcext:value-type="float">
            <text:p><text:s/>3,487 </text:p>
          </table:table-cell>
          <table:table-cell table:style-name="ce3"/>
          <table:table-cell table:number-columns-repeated="1008"/>
        </table:table-row>
        <table:table-row table:style-name="ro7">
          <table:table-cell table:style-name="ce9" office:value-type="string" calcext:value-type="string">
            <text:p>資料來源：交通部統計處</text:p>
          </table:table-cell>
          <table:table-cell table:style-name="ce25"/>
          <table:table-cell table:style-name="ce40"/>
          <table:table-cell table:style-name="ce46" table:number-columns-repeated="2"/>
          <table:table-cell table:style-name="ce40" table:number-columns-repeated="2"/>
          <table:table-cell table:style-name="ce54" table:number-columns-repeated="9"/>
          <table:table-cell table:style-name="ce105" table:number-columns-repeated="1008"/>
        </table:table-row>
        <table:table-row table:style-name="ro8">
          <table:table-cell table:style-name="ce10" office:value-type="string" calcext:value-type="string">
            <text:p>Source : Department of Statistics, Ministry of Transportation and Communications.</text:p>
          </table:table-cell>
          <table:table-cell table:style-name="ce26" table:number-columns-repeated="5"/>
          <table:table-cell table:style-name="ce40"/>
          <table:table-cell table:style-name="ce54" table:number-columns-repeated="8"/>
          <table:table-cell table:style-name="ce105" table:number-columns-repeated="1009"/>
        </table:table-row>
        <table:table-row table:style-name="ro9">
          <table:table-cell table:style-name="ce9" office:value-type="string" calcext:value-type="string">
            <text:p>註：<text:span text:style-name="T4">1. *</text:span><text:span text:style-name="T5">單位為</text:span><text:span text:style-name="T6">10</text:span><text:span text:style-name="T7">6</text:span><text:span text:style-name="T8">延噸海浬。</text:span></text:p>
          </table:table-cell>
          <table:table-cell table:style-name="ce25"/>
          <table:table-cell table:style-name="ce40"/>
          <table:table-cell table:style-name="ce46" table:number-columns-repeated="2"/>
          <table:table-cell table:style-name="ce40" table:number-columns-repeated="2"/>
          <table:table-cell table:style-name="ce54" table:number-columns-repeated="8"/>
          <table:table-cell table:style-name="ce105" table:number-columns-repeated="1009"/>
        </table:table-row>
        <table:table-row table:style-name="ro8">
          <table:table-cell table:style-name="ce9" office:value-type="string" calcext:value-type="string">
            <text:p><text:s text:c="9"/>2.「旅客人數合計」包含生產事業機構鐵路客運量，並非臺鐵、高鐵、捷運之總計旅客人數</text:p>
          </table:table-cell>
          <table:table-cell table:style-name="ce27" table:number-columns-repeated="4"/>
          <table:table-cell table:style-name="ce54" table:number-columns-repeated="10"/>
          <table:table-cell table:style-name="ce105" table:number-columns-repeated="1009"/>
        </table:table-row>
        <table:table-row table:style-name="ro10">
          <table:table-cell table:style-name="ce10" office:value-type="string" calcext:value-type="string">
            <text:p>Note : * Unit is 10<text:span text:style-name="T9">6</text:span><text:span text:style-name="T10"> Ton-Nautical Mile.</text:span></text:p>
          </table:table-cell>
          <table:table-cell table:style-name="ce26" table:number-columns-repeated="5"/>
          <table:table-cell table:style-name="ce40"/>
          <table:table-cell table:style-name="ce54" table:number-columns-repeated="8"/>
          <table:table-cell table:style-name="ce105" table:number-columns-repeated="1009"/>
        </table:table-row>
        <table:table-row table:style-name="ro8">
          <table:table-cell table:style-name="ce10" office:value-type="string" calcext:value-type="string">
            <text:p><text:s text:c="11"/>*Total railway passengers inclnding productive enterprises, not the total passengers of Taiwan Railways, High-Speed Railways,Taipei Mass Rapid Tranist, Kaoshiung Mass Rapid Tranist,Taoyuan Mass Rapid Transit and New Taipei Mass Rapid Transit.</text:p>
          </table:table-cell>
          <table:table-cell table:style-name="ce26" table:number-columns-repeated="5"/>
          <table:table-cell table:style-name="ce40"/>
          <table:table-cell table:style-name="ce54" table:number-columns-repeated="8"/>
          <table:table-cell table:style-name="ce105" table:number-columns-repeated="1009"/>
        </table:table-row>
        <table:table-row table:style-name="ro8">
          <table:table-cell table:style-name="ce11" table:number-columns-repeated="6"/>
          <table:table-cell table:style-name="ce57"/>
          <table:table-cell table:style-name="ce63"/>
          <table:table-cell table:style-name="ce3" table:number-columns-repeated="7"/>
          <table:table-cell table:number-columns-repeated="1009"/>
        </table:table-row>
        <table:table-row table:style-name="ro11">
          <table:table-cell table:style-name="ce3" table:number-columns-repeated="5"/>
          <table:table-cell table:style-name="ce55"/>
          <table:table-cell table:style-name="ce3"/>
          <table:table-cell/>
          <table:table-cell table:style-name="ce3" table:number-columns-repeated="4"/>
          <table:table-cell table:style-name="ce88" office:value-type="string" calcext:value-type="string">
            <text:p><text:span text:style-name="T12">單位：輛</text:span><text:span text:style-name="T21"> (Unit : Car)</text:span></text:p>
          </table:table-cell>
          <table:table-cell table:style-name="ce88" table:number-columns-repeated="2"/>
          <table:table-cell table:number-columns-repeated="1009"/>
        </table:table-row>
        <table:table-row table:style-name="ro12">
          <table:table-cell table:style-name="ce12" office:value-type="string" calcext:value-type="string">
            <text:p><text:span text:style-name="T1">年</text:span><text:span text:style-name="T2">    </text:span><text:span text:style-name="T3">別</text:span></text:p>
          </table:table-cell>
          <table:table-cell table:style-name="ce28" office:value-type="string" calcext:value-type="string" table:number-columns-spanned="11" table:number-rows-spanned="1">
            <text:p><text:span text:style-name="T12">機動車輛數</text:span></text:p>
            <text:p><text:span text:style-name="T13">Number of Motor Vehicles by Model</text:span></text:p>
          </table:table-cell>
          <table:covered-table-cell table:number-columns-repeated="7" table:style-name="ce41"/>
          <table:covered-table-cell table:number-columns-repeated="3" table:style-name="ce72"/>
          <table:table-cell table:style-name="ce89" table:number-columns-spanned="3" table:number-rows-spanned="1"/>
          <table:covered-table-cell table:style-name="ce89"/>
          <table:covered-table-cell table:style-name="ce71"/>
          <table:table-cell table:number-columns-repeated="1009"/>
        </table:table-row>
        <table:table-row table:style-name="ro13">
          <table:table-cell table:style-name="ce13"/>
          <table:table-cell table:style-name="ce29" office:value-type="string" calcext:value-type="string" table:number-columns-spanned="2" table:number-rows-spanned="2">
            <text:p>車輛數總計</text:p>
          </table:table-cell>
          <table:covered-table-cell table:style-name="ce20"/>
          <table:table-cell table:style-name="ce47" office:value-type="string" calcext:value-type="string" table:number-columns-spanned="1" table:number-rows-spanned="2">
            <text:p><text:span text:style-name="T1">大客車</text:span></text:p>
          </table:table-cell>
          <table:table-cell table:style-name="ce47" office:value-type="string" calcext:value-type="string" table:number-columns-spanned="1" table:number-rows-spanned="2">
            <text:p><text:span text:style-name="T1">大貨車</text:span></text:p>
          </table:table-cell>
          <table:table-cell table:style-name="ce47" office:value-type="string" calcext:value-type="string" table:number-columns-spanned="2" table:number-rows-spanned="2">
            <text:p><text:span text:style-name="T1">小客車</text:span></text:p>
          </table:table-cell>
          <table:covered-table-cell table:style-name="ce58"/>
          <table:table-cell table:style-name="ce47" office:value-type="string" calcext:value-type="string" table:number-columns-spanned="1" table:number-rows-spanned="2">
            <text:p><text:span text:style-name="T1">小貨車</text:span></text:p>
          </table:table-cell>
          <table:table-cell table:style-name="ce47" office:value-type="string" calcext:value-type="string" table:number-columns-spanned="1" table:number-rows-spanned="2">
            <text:p><text:span text:style-name="T1">機踏車</text:span></text:p>
          </table:table-cell>
          <table:table-cell table:style-name="ce20" office:value-type="string" calcext:value-type="string" table:number-columns-spanned="2" table:number-rows-spanned="2">
            <text:p><text:span text:style-name="T1">其他</text:span><text:span text:style-name="T2">* </text:span></text:p>
          </table:table-cell>
          <table:covered-table-cell table:style-name="ce75"/>
          <table:table-cell table:style-name="ce79" office:value-type="string" calcext:value-type="string" table:number-columns-spanned="4" table:number-rows-spanned="2">
            <text:p><text:span text:style-name="T1">每百人機動車輛數</text:span></text:p>
          </table:table-cell>
          <table:covered-table-cell table:number-columns-repeated="2" table:style-name="ce90"/>
          <table:covered-table-cell table:style-name="ce101"/>
          <table:table-cell table:number-columns-repeated="1009"/>
        </table:table-row>
        <table:table-row table:style-name="ro9">
          <table:table-cell table:style-name="ce14"/>
          <table:covered-table-cell table:number-columns-repeated="2" table:style-name="ce30"/>
          <table:covered-table-cell table:number-columns-repeated="2" table:style-name="ce48"/>
          <table:covered-table-cell table:style-name="ce56"/>
          <table:covered-table-cell table:style-name="ce43"/>
          <table:covered-table-cell table:number-columns-repeated="2" table:style-name="ce48"/>
          <table:covered-table-cell table:style-name="ce30"/>
          <table:covered-table-cell table:style-name="ce76"/>
          <table:covered-table-cell table:style-name="ce80"/>
          <table:covered-table-cell table:number-columns-repeated="2" table:style-name="ce91"/>
          <table:covered-table-cell table:style-name="ce98"/>
          <table:table-cell table:number-columns-repeated="1009"/>
        </table:table-row>
        <table:table-row table:style-name="ro9">
          <table:table-cell table:style-name="ce15" office:value-type="string" calcext:value-type="string">
            <text:p>Year</text:p>
          </table:table-cell>
          <table:table-cell table:style-name="ce31" office:value-type="string" calcext:value-type="string" table:number-columns-spanned="2" table:number-rows-spanned="1">
            <text:p>Total</text:p>
          </table:table-cell>
          <table:covered-table-cell table:style-name="ce31"/>
          <table:table-cell table:style-name="ce31" office:value-type="string" calcext:value-type="string">
            <text:p>Bus</text:p>
          </table:table-cell>
          <table:table-cell table:style-name="ce31" office:value-type="string" calcext:value-type="string">
            <text:p>Truck</text:p>
          </table:table-cell>
          <table:table-cell table:style-name="ce31" office:value-type="string" calcext:value-type="string" table:number-columns-spanned="2" table:number-rows-spanned="1">
            <text:p>Passenger Car</text:p>
          </table:table-cell>
          <table:covered-table-cell table:style-name="ce59"/>
          <table:table-cell table:style-name="ce31" office:value-type="string" calcext:value-type="string">
            <text:p>Pick-up Truck</text:p>
          </table:table-cell>
          <table:table-cell table:style-name="ce31" office:value-type="string" calcext:value-type="string">
            <text:p>Motorcycle</text:p>
          </table:table-cell>
          <table:table-cell table:style-name="ce31" office:value-type="string" calcext:value-type="string" table:number-columns-spanned="2" table:number-rows-spanned="1">
            <text:p>Others* </text:p>
          </table:table-cell>
          <table:covered-table-cell table:style-name="ce77"/>
          <table:table-cell table:style-name="ce81" office:value-type="string" calcext:value-type="string" table:number-columns-spanned="4" table:number-rows-spanned="1">
            <text:p>Motor Vehicles per 100 persons</text:p>
          </table:table-cell>
          <table:covered-table-cell table:number-columns-repeated="2" table:style-name="ce92"/>
          <table:covered-table-cell table:style-name="ce102"/>
          <table:table-cell table:number-columns-repeated="1009"/>
        </table:table-row>
        <table:table-row table:style-name="ro14" table:visibility="collapse">
          <table:table-cell table:style-name="ce16" office:value-type="string" calcext:value-type="string">
            <text:p><text:span text:style-name="T1">民國六十四年</text:span><text:span text:style-name="T2"> ( 1975 ) </text:span></text:p>
          </table:table-cell>
          <table:table-cell table:style-name="ce32" office:value-type="float" office:value="1986996" calcext:value-type="float">
            <text:p><text:s/>1,986,996 </text:p>
          </table:table-cell>
          <table:table-cell table:style-name="ce32"/>
          <table:table-cell table:style-name="ce32" office:value-type="float" office:value="12443" calcext:value-type="float">
            <text:p><text:s/>12,443 </text:p>
          </table:table-cell>
          <table:table-cell table:style-name="ce32" office:value-type="float" office:value="35699" calcext:value-type="float">
            <text:p><text:s/>35,699 </text:p>
          </table:table-cell>
          <table:table-cell table:style-name="ce32" office:value-type="float" office:value="144860" calcext:value-type="float">
            <text:p><text:s/>144,860 </text:p>
          </table:table-cell>
          <table:table-cell table:style-name="ce32"/>
          <table:table-cell table:style-name="ce32" office:value-type="float" office:value="71300" calcext:value-type="float">
            <text:p><text:s/>71,300 </text:p>
          </table:table-cell>
          <table:table-cell table:style-name="ce32" office:value-type="float" office:value="1705236" calcext:value-type="float">
            <text:p><text:s/>1,705,236 </text:p>
          </table:table-cell>
          <table:table-cell table:style-name="ce73" office:value-type="float" office:value="17458" calcext:value-type="float">
            <text:p><text:s/>17,458 </text:p>
          </table:table-cell>
          <table:table-cell table:style-name="ce3"/>
          <table:table-cell table:style-name="ce82"/>
          <table:table-cell table:style-name="ce3" table:number-columns-repeated="3"/>
          <table:table-cell table:number-columns-repeated="1009"/>
        </table:table-row>
        <table:table-row table:style-name="ro14" table:visibility="collapse">
          <table:table-cell table:style-name="ce16" office:value-type="string" calcext:value-type="string">
            <text:p><text:span text:style-name="T1">民國六十五年</text:span><text:span text:style-name="T2"> ( 1976 ) </text:span></text:p>
          </table:table-cell>
          <table:table-cell table:style-name="ce32" office:value-type="float" office:value="2347298" calcext:value-type="float">
            <text:p><text:s/>2,347,298 </text:p>
          </table:table-cell>
          <table:table-cell table:style-name="ce32"/>
          <table:table-cell table:style-name="ce32" office:value-type="float" office:value="13724" calcext:value-type="float">
            <text:p><text:s/>13,724 </text:p>
          </table:table-cell>
          <table:table-cell table:style-name="ce32" office:value-type="float" office:value="41764" calcext:value-type="float">
            <text:p><text:s/>41,764 </text:p>
          </table:table-cell>
          <table:table-cell table:style-name="ce32" office:value-type="float" office:value="170984" calcext:value-type="float">
            <text:p><text:s/>170,984 </text:p>
          </table:table-cell>
          <table:table-cell table:style-name="ce32"/>
          <table:table-cell table:style-name="ce32" office:value-type="float" office:value="88089" calcext:value-type="float">
            <text:p><text:s/>88,089 </text:p>
          </table:table-cell>
          <table:table-cell table:style-name="ce32" office:value-type="float" office:value="2009698" calcext:value-type="float">
            <text:p><text:s/>2,009,698 </text:p>
          </table:table-cell>
          <table:table-cell table:style-name="ce73" office:value-type="float" office:value="23039" calcext:value-type="float">
            <text:p><text:s/>23,039 </text:p>
          </table:table-cell>
          <table:table-cell table:style-name="ce3"/>
          <table:table-cell table:style-name="ce82"/>
          <table:table-cell table:style-name="ce3" table:number-columns-repeated="3"/>
          <table:table-cell table:number-columns-repeated="1009"/>
        </table:table-row>
        <table:table-row table:style-name="ro14" table:visibility="collapse">
          <table:table-cell table:style-name="ce16" office:value-type="string" calcext:value-type="string">
            <text:p><text:span text:style-name="T1">民國六十六年</text:span><text:span text:style-name="T2"> ( 1977 ) </text:span></text:p>
          </table:table-cell>
          <table:table-cell table:style-name="ce32" office:value-type="float" office:value="2786562" calcext:value-type="float">
            <text:p><text:s/>2,786,562 </text:p>
          </table:table-cell>
          <table:table-cell table:style-name="ce32"/>
          <table:table-cell table:style-name="ce32" office:value-type="float" office:value="14904" calcext:value-type="float">
            <text:p><text:s/>14,904 </text:p>
          </table:table-cell>
          <table:table-cell table:style-name="ce32" office:value-type="float" office:value="45698" calcext:value-type="float">
            <text:p><text:s/>45,698 </text:p>
          </table:table-cell>
          <table:table-cell table:style-name="ce32" office:value-type="float" office:value="209921" calcext:value-type="float">
            <text:p><text:s/>209,921 </text:p>
          </table:table-cell>
          <table:table-cell table:style-name="ce32"/>
          <table:table-cell table:style-name="ce32" office:value-type="float" office:value="103824" calcext:value-type="float">
            <text:p><text:s/>103,824 </text:p>
          </table:table-cell>
          <table:table-cell table:style-name="ce32" office:value-type="float" office:value="2394646" calcext:value-type="float">
            <text:p><text:s/>2,394,646 </text:p>
          </table:table-cell>
          <table:table-cell table:style-name="ce73" office:value-type="float" office:value="17569" calcext:value-type="float">
            <text:p><text:s/>17,569 </text:p>
          </table:table-cell>
          <table:table-cell table:style-name="ce3"/>
          <table:table-cell table:style-name="ce82"/>
          <table:table-cell table:style-name="ce3" table:number-columns-repeated="3"/>
          <table:table-cell table:number-columns-repeated="1009"/>
        </table:table-row>
        <table:table-row table:style-name="ro14" table:visibility="collapse">
          <table:table-cell table:style-name="ce16" office:value-type="string" calcext:value-type="string">
            <text:p><text:span text:style-name="T1">民國六十七年</text:span><text:span text:style-name="T2"> ( 1978 ) </text:span></text:p>
          </table:table-cell>
          <table:table-cell table:style-name="ce32" office:value-type="float" office:value="3167559" calcext:value-type="float">
            <text:p><text:s/>3,167,559 </text:p>
          </table:table-cell>
          <table:table-cell table:style-name="ce32"/>
          <table:table-cell table:style-name="ce32" office:value-type="float" office:value="14959" calcext:value-type="float">
            <text:p><text:s/>14,959 </text:p>
          </table:table-cell>
          <table:table-cell table:style-name="ce32" office:value-type="float" office:value="49000" calcext:value-type="float">
            <text:p><text:s/>49,000 </text:p>
          </table:table-cell>
          <table:table-cell table:style-name="ce32" office:value-type="float" office:value="255667" calcext:value-type="float">
            <text:p><text:s/>255,667 </text:p>
          </table:table-cell>
          <table:table-cell table:style-name="ce32"/>
          <table:table-cell table:style-name="ce32" office:value-type="float" office:value="112309" calcext:value-type="float">
            <text:p><text:s/>112,309 </text:p>
          </table:table-cell>
          <table:table-cell table:style-name="ce32" office:value-type="float" office:value="2718055" calcext:value-type="float">
            <text:p><text:s/>2,718,055 </text:p>
          </table:table-cell>
          <table:table-cell table:style-name="ce73" office:value-type="float" office:value="17569" calcext:value-type="float">
            <text:p><text:s/>17,569 </text:p>
          </table:table-cell>
          <table:table-cell table:style-name="ce3"/>
          <table:table-cell table:style-name="ce82"/>
          <table:table-cell table:style-name="ce3" table:number-columns-repeated="3"/>
          <table:table-cell table:number-columns-repeated="1009"/>
        </table:table-row>
        <table:table-row table:style-name="ro14" table:visibility="collapse">
          <table:table-cell table:style-name="ce16" office:value-type="string" calcext:value-type="string">
            <text:p><text:span text:style-name="T1">民國六十八年</text:span><text:span text:style-name="T2"> ( 1979 ) </text:span></text:p>
          </table:table-cell>
          <table:table-cell table:style-name="ce32" office:value-type="float" office:value="3911439" calcext:value-type="float">
            <text:p><text:s/>3,911,439 </text:p>
          </table:table-cell>
          <table:table-cell table:style-name="ce32"/>
          <table:table-cell table:style-name="ce32" office:value-type="float" office:value="16265" calcext:value-type="float">
            <text:p><text:s/>16,265 </text:p>
          </table:table-cell>
          <table:table-cell table:style-name="ce32" office:value-type="float" office:value="60106" calcext:value-type="float">
            <text:p><text:s/>60,106 </text:p>
          </table:table-cell>
          <table:table-cell table:style-name="ce32" office:value-type="float" office:value="340633" calcext:value-type="float">
            <text:p><text:s/>340,633 </text:p>
          </table:table-cell>
          <table:table-cell table:style-name="ce32"/>
          <table:table-cell table:style-name="ce32" office:value-type="float" office:value="141196" calcext:value-type="float">
            <text:p><text:s/>141,196 </text:p>
          </table:table-cell>
          <table:table-cell table:style-name="ce32" office:value-type="float" office:value="3334926" calcext:value-type="float">
            <text:p><text:s/>3,334,926 </text:p>
          </table:table-cell>
          <table:table-cell table:style-name="ce73" office:value-type="float" office:value="18313" calcext:value-type="float">
            <text:p><text:s/>18,313 </text:p>
          </table:table-cell>
          <table:table-cell table:style-name="ce3"/>
          <table:table-cell table:style-name="ce82"/>
          <table:table-cell table:style-name="ce3" table:number-columns-repeated="3"/>
          <table:table-cell table:number-columns-repeated="1009"/>
        </table:table-row>
        <table:table-row table:style-name="ro13" table:visibility="collapse">
          <table:table-cell table:style-name="ce7" office:value-type="float" office:value="1980" calcext:value-type="float">
            <text:p>1980</text:p>
          </table:table-cell>
          <table:table-cell table:style-name="ce32" office:value-type="float" office:value="4665459.23266175" calcext:value-type="float">
            <text:p><text:s/>4,665,459 </text:p>
          </table:table-cell>
          <table:table-cell table:style-name="ce32"/>
          <table:table-cell table:style-name="ce32" office:value-type="float" office:value="18004" calcext:value-type="float">
            <text:p><text:s/>18,004 </text:p>
          </table:table-cell>
          <table:table-cell table:style-name="ce32" office:value-type="float" office:value="62253" calcext:value-type="float">
            <text:p><text:s/>62,253 </text:p>
          </table:table-cell>
          <table:table-cell table:style-name="ce32" office:value-type="float" office:value="425443" calcext:value-type="float">
            <text:p><text:s/>425,443 </text:p>
          </table:table-cell>
          <table:table-cell table:style-name="ce32"/>
          <table:table-cell table:style-name="ce32" office:value-type="float" office:value="175268" calcext:value-type="float">
            <text:p><text:s/>175,268 </text:p>
          </table:table-cell>
          <table:table-cell table:style-name="ce32" office:value-type="float" office:value="3965515" calcext:value-type="float">
            <text:p><text:s/>3,965,515 </text:p>
          </table:table-cell>
          <table:table-cell table:style-name="ce73" office:value-type="float" office:value="18950" calcext:value-type="float">
            <text:p><text:s/>18,950 </text:p>
          </table:table-cell>
          <table:table-cell table:style-name="ce3"/>
          <table:table-cell table:style-name="ce83" office:value-type="float" office:value="26.2326617473554" calcext:value-type="float">
            <text:p>26.23 </text:p>
          </table:table-cell>
          <table:table-cell table:style-name="ce3" table:number-columns-repeated="3"/>
          <table:table-cell table:number-columns-repeated="1009"/>
        </table:table-row>
        <table:table-row table:style-name="ro13" table:visibility="collapse">
          <table:table-cell table:style-name="ce7" office:value-type="float" office:value="1981" calcext:value-type="float">
            <text:p>1981</text:p>
          </table:table-cell>
          <table:table-cell table:style-name="ce33" office:value-type="float" office:value="5413436.57850423" calcext:value-type="float">
            <text:p><text:s/>5,413,437 </text:p>
          </table:table-cell>
          <table:table-cell table:style-name="ce33"/>
          <table:table-cell table:style-name="ce33" office:value-type="float" office:value="18790" calcext:value-type="float">
            <text:p><text:s/>18,790 </text:p>
          </table:table-cell>
          <table:table-cell table:style-name="ce33" office:value-type="float" office:value="66562" calcext:value-type="float">
            <text:p><text:s/>66,562 </text:p>
          </table:table-cell>
          <table:table-cell table:style-name="ce33" office:value-type="float" office:value="506291" calcext:value-type="float">
            <text:p><text:s/>506,291 </text:p>
          </table:table-cell>
          <table:table-cell table:style-name="ce33"/>
          <table:table-cell table:style-name="ce33" office:value-type="float" office:value="211304" calcext:value-type="float">
            <text:p><text:s/>211,304 </text:p>
          </table:table-cell>
          <table:table-cell table:style-name="ce33" office:value-type="float" office:value="4591547" calcext:value-type="float">
            <text:p><text:s/>4,591,547 </text:p>
          </table:table-cell>
          <table:table-cell table:style-name="ce34" office:value-type="float" office:value="18913" calcext:value-type="float">
            <text:p><text:s/>18,913 </text:p>
          </table:table-cell>
          <table:table-cell table:style-name="ce3"/>
          <table:table-cell table:style-name="ce83" office:value-type="float" office:value="29.5785042249712" calcext:value-type="float">
            <text:p>29.58 </text:p>
          </table:table-cell>
          <table:table-cell table:style-name="ce3" table:number-columns-repeated="3"/>
          <table:table-cell table:number-columns-repeated="1009"/>
        </table:table-row>
        <table:table-row table:style-name="ro13" table:visibility="collapse">
          <table:table-cell table:style-name="ce7" office:value-type="float" office:value="1982" calcext:value-type="float">
            <text:p>1982</text:p>
          </table:table-cell>
          <table:table-cell table:style-name="ce33" office:value-type="float" office:value="6049113.79021697" calcext:value-type="float">
            <text:p><text:s/>6,049,114 </text:p>
          </table:table-cell>
          <table:table-cell table:style-name="ce33"/>
          <table:table-cell table:style-name="ce33" office:value-type="float" office:value="19181" calcext:value-type="float">
            <text:p><text:s/>19,181 </text:p>
          </table:table-cell>
          <table:table-cell table:style-name="ce33" office:value-type="float" office:value="69385" calcext:value-type="float">
            <text:p><text:s/>69,385 </text:p>
          </table:table-cell>
          <table:table-cell table:style-name="ce33" office:value-type="float" office:value="592154" calcext:value-type="float">
            <text:p><text:s/>592,154 </text:p>
          </table:table-cell>
          <table:table-cell table:style-name="ce33"/>
          <table:table-cell table:style-name="ce33" office:value-type="float" office:value="245170" calcext:value-type="float">
            <text:p><text:s/>245,170 </text:p>
          </table:table-cell>
          <table:table-cell table:style-name="ce33" office:value-type="float" office:value="5100500" calcext:value-type="float">
            <text:p><text:s/>5,100,500 </text:p>
          </table:table-cell>
          <table:table-cell table:style-name="ce34" office:value-type="float" office:value="22691" calcext:value-type="float">
            <text:p><text:s/>22,691 </text:p>
          </table:table-cell>
          <table:table-cell table:style-name="ce3"/>
          <table:table-cell table:style-name="ce83" office:value-type="float" office:value="32.7902169707827" calcext:value-type="float">
            <text:p>32.79 </text:p>
          </table:table-cell>
          <table:table-cell table:style-name="ce3" table:number-columns-repeated="3"/>
          <table:table-cell table:number-columns-repeated="1009"/>
        </table:table-row>
        <table:table-row table:style-name="ro13" table:visibility="collapse">
          <table:table-cell table:style-name="ce7" office:value-type="float" office:value="1983" calcext:value-type="float">
            <text:p>1983</text:p>
          </table:table-cell>
          <table:table-cell table:style-name="ce33" office:value-type="float" office:value="6678137.66163514" calcext:value-type="float">
            <text:p><text:s/>6,678,138 </text:p>
          </table:table-cell>
          <table:table-cell table:style-name="ce33"/>
          <table:table-cell table:style-name="ce33" office:value-type="float" office:value="20458" calcext:value-type="float">
            <text:p><text:s/>20,458 </text:p>
          </table:table-cell>
          <table:table-cell table:style-name="ce33" office:value-type="float" office:value="73871" calcext:value-type="float">
            <text:p><text:s/>73,871 </text:p>
          </table:table-cell>
          <table:table-cell table:style-name="ce33" office:value-type="float" office:value="687860" calcext:value-type="float">
            <text:p><text:s/>687,860 </text:p>
          </table:table-cell>
          <table:table-cell table:style-name="ce33"/>
          <table:table-cell table:style-name="ce33" office:value-type="float" office:value="278689" calcext:value-type="float">
            <text:p><text:s/>278,689 </text:p>
          </table:table-cell>
          <table:table-cell table:style-name="ce33" office:value-type="float" office:value="5594609" calcext:value-type="float">
            <text:p><text:s/>5,594,609 </text:p>
          </table:table-cell>
          <table:table-cell table:style-name="ce34" office:value-type="float" office:value="22615" calcext:value-type="float">
            <text:p><text:s/>22,615 </text:p>
          </table:table-cell>
          <table:table-cell table:style-name="ce3"/>
          <table:table-cell table:style-name="ce83" office:value-type="float" office:value="35.6616351369977" calcext:value-type="float">
            <text:p>35.66 </text:p>
          </table:table-cell>
          <table:table-cell table:style-name="ce3" table:number-columns-repeated="3"/>
          <table:table-cell table:number-columns-repeated="1009"/>
        </table:table-row>
        <table:table-row table:style-name="ro13" table:visibility="collapse">
          <table:table-cell table:style-name="ce7" office:value-type="float" office:value="1984" calcext:value-type="float">
            <text:p>1984</text:p>
          </table:table-cell>
          <table:table-cell table:style-name="ce33" office:value-type="float" office:value="7342839.65827409" calcext:value-type="float">
            <text:p><text:s/>7,342,840 </text:p>
          </table:table-cell>
          <table:table-cell table:style-name="ce33"/>
          <table:table-cell table:style-name="ce33" office:value-type="float" office:value="20445" calcext:value-type="float">
            <text:p><text:s/>20,445 </text:p>
          </table:table-cell>
          <table:table-cell table:style-name="ce33" office:value-type="float" office:value="79444" calcext:value-type="float">
            <text:p><text:s/>79,444 </text:p>
          </table:table-cell>
          <table:table-cell table:style-name="ce33" office:value-type="float" office:value="807155" calcext:value-type="float">
            <text:p><text:s/>807,155 </text:p>
          </table:table-cell>
          <table:table-cell table:style-name="ce33"/>
          <table:table-cell table:style-name="ce33" office:value-type="float" office:value="309015" calcext:value-type="float">
            <text:p><text:s/>309,015 </text:p>
          </table:table-cell>
          <table:table-cell table:style-name="ce33" office:value-type="float" office:value="6109083" calcext:value-type="float">
            <text:p><text:s/>6,109,083 </text:p>
          </table:table-cell>
          <table:table-cell table:style-name="ce34" office:value-type="float" office:value="17659" calcext:value-type="float">
            <text:p><text:s/>17,659 </text:p>
          </table:table-cell>
          <table:table-cell table:style-name="ce3"/>
          <table:table-cell table:style-name="ce83" office:value-type="float" office:value="38.6582740881373" calcext:value-type="float">
            <text:p>38.66 </text:p>
          </table:table-cell>
          <table:table-cell table:style-name="ce3" table:number-columns-repeated="3"/>
          <table:table-cell table:number-columns-repeated="1009"/>
        </table:table-row>
        <table:table-row table:style-name="ro13" table:visibility="collapse">
          <table:table-cell table:style-name="ce7" office:value-type="float" office:value="1985" calcext:value-type="float">
            <text:p>1985</text:p>
          </table:table-cell>
          <table:table-cell table:style-name="ce33" office:value-type="float" office:value="7950034.32427614" calcext:value-type="float">
            <text:p><text:s/>7,950,034 </text:p>
          </table:table-cell>
          <table:table-cell table:style-name="ce33"/>
          <table:table-cell table:style-name="ce34" office:value-type="float" office:value="20845" calcext:value-type="float">
            <text:p><text:s/>20,845 </text:p>
          </table:table-cell>
          <table:table-cell table:style-name="ce33" office:value-type="float" office:value="83353" calcext:value-type="float">
            <text:p><text:s/>83,353 </text:p>
          </table:table-cell>
          <table:table-cell table:style-name="ce33" office:value-type="float" office:value="915598" calcext:value-type="float">
            <text:p><text:s/>915,598 </text:p>
          </table:table-cell>
          <table:table-cell table:style-name="ce33"/>
          <table:table-cell table:style-name="ce33" office:value-type="float" office:value="325173" calcext:value-type="float">
            <text:p><text:s/>325,173 </text:p>
          </table:table-cell>
          <table:table-cell table:style-name="ce33" office:value-type="float" office:value="6588854" calcext:value-type="float">
            <text:p><text:s/>6,588,854 </text:p>
          </table:table-cell>
          <table:table-cell table:style-name="ce34" office:value-type="float" office:value="16170" calcext:value-type="float">
            <text:p><text:s/>16,170 </text:p>
          </table:table-cell>
          <table:table-cell table:style-name="ce3"/>
          <table:table-cell table:style-name="ce83" office:value-type="float" office:value="41.3242761352874" calcext:value-type="float">
            <text:p>41.32 </text:p>
          </table:table-cell>
          <table:table-cell table:style-name="ce3" table:number-columns-repeated="3"/>
          <table:table-cell table:number-columns-repeated="1009"/>
        </table:table-row>
        <table:table-row table:style-name="ro13" table:visibility="collapse">
          <table:table-cell table:style-name="ce7" office:value-type="float" office:value="1986" calcext:value-type="float">
            <text:p>1986</text:p>
          </table:table-cell>
          <table:table-cell table:style-name="ce33" office:value-type="float" office:value="8696089.69914843" calcext:value-type="float">
            <text:p><text:s/>8,696,090 </text:p>
          </table:table-cell>
          <table:table-cell table:style-name="ce33"/>
          <table:table-cell table:style-name="ce34" office:value-type="float" office:value="21698" calcext:value-type="float">
            <text:p><text:s/>21,698 </text:p>
          </table:table-cell>
          <table:table-cell table:style-name="ce33" office:value-type="float" office:value="86121" calcext:value-type="float">
            <text:p><text:s/>86,121 </text:p>
          </table:table-cell>
          <table:table-cell table:style-name="ce33" office:value-type="float" office:value="1046660" calcext:value-type="float">
            <text:p><text:s/>1,046,660 </text:p>
          </table:table-cell>
          <table:table-cell table:style-name="ce33"/>
          <table:table-cell table:style-name="ce33" office:value-type="float" office:value="332091" calcext:value-type="float">
            <text:p><text:s/>332,091 </text:p>
          </table:table-cell>
          <table:table-cell table:style-name="ce33" office:value-type="float" office:value="7194202" calcext:value-type="float">
            <text:p><text:s/>7,194,202 </text:p>
          </table:table-cell>
          <table:table-cell table:style-name="ce34" office:value-type="float" office:value="15273" calcext:value-type="float">
            <text:p><text:s/>15,273 </text:p>
          </table:table-cell>
          <table:table-cell table:style-name="ce3"/>
          <table:table-cell table:style-name="ce83" office:value-type="float" office:value="44.699148428059" calcext:value-type="float">
            <text:p>44.70 </text:p>
          </table:table-cell>
          <table:table-cell table:style-name="ce3" table:number-columns-repeated="3"/>
          <table:table-cell table:number-columns-repeated="1009"/>
        </table:table-row>
        <table:table-row table:style-name="ro13" table:visibility="collapse">
          <table:table-cell table:style-name="ce7" office:value-type="float" office:value="1987" calcext:value-type="float">
            <text:p>1987</text:p>
          </table:table-cell>
          <table:table-cell table:style-name="ce33" office:value-type="float" office:value="7539308.32368574" calcext:value-type="float">
            <text:p><text:s/>7,539,308 </text:p>
          </table:table-cell>
          <table:table-cell table:style-name="ce33"/>
          <table:table-cell table:style-name="ce34" office:value-type="float" office:value="21528" calcext:value-type="float">
            <text:p><text:s/>21,528 </text:p>
          </table:table-cell>
          <table:table-cell table:style-name="ce33" office:value-type="float" office:value="91921" calcext:value-type="float">
            <text:p><text:s/>91,921 </text:p>
          </table:table-cell>
          <table:table-cell table:style-name="ce33" office:value-type="float" office:value="1249401" calcext:value-type="float">
            <text:p><text:s/>1,249,401 </text:p>
          </table:table-cell>
          <table:table-cell table:style-name="ce33"/>
          <table:table-cell table:style-name="ce33" office:value-type="float" office:value="355348" calcext:value-type="float">
            <text:p><text:s/>355,348 </text:p>
          </table:table-cell>
          <table:table-cell table:style-name="ce33" office:value-type="float" office:value="5805373" calcext:value-type="float">
            <text:p><text:s/>5,805,373 </text:p>
          </table:table-cell>
          <table:table-cell table:style-name="ce34" office:value-type="float" office:value="15699" calcext:value-type="float">
            <text:p><text:s/>15,699 </text:p>
          </table:table-cell>
          <table:table-cell table:style-name="ce3"/>
          <table:table-cell table:style-name="ce83" office:value-type="float" office:value="38.3236857413749" calcext:value-type="float">
            <text:p>38.32 </text:p>
          </table:table-cell>
          <table:table-cell table:style-name="ce3" table:number-columns-repeated="3"/>
          <table:table-cell table:number-columns-repeated="1009"/>
        </table:table-row>
        <table:table-row table:style-name="ro13" table:visibility="collapse">
          <table:table-cell table:style-name="ce7" office:value-type="float" office:value="1988" calcext:value-type="float">
            <text:p>1988</text:p>
          </table:table-cell>
          <table:table-cell table:style-name="ce33" office:value-type="float" office:value="8426863" calcext:value-type="float">
            <text:p><text:s/>8,426,863 </text:p>
          </table:table-cell>
          <table:table-cell table:style-name="ce33"/>
          <table:table-cell table:style-name="ce34" office:value-type="float" office:value="21734" calcext:value-type="float">
            <text:p><text:s/>21,734 </text:p>
          </table:table-cell>
          <table:table-cell table:style-name="ce33" office:value-type="float" office:value="102623" calcext:value-type="float">
            <text:p><text:s/>102,623 </text:p>
          </table:table-cell>
          <table:table-cell table:style-name="ce33" office:value-type="float" office:value="1559911" calcext:value-type="float">
            <text:p><text:s/>1,559,911 </text:p>
          </table:table-cell>
          <table:table-cell table:style-name="ce33"/>
          <table:table-cell table:style-name="ce33" office:value-type="float" office:value="388027" calcext:value-type="float">
            <text:p><text:s/>388,027 </text:p>
          </table:table-cell>
          <table:table-cell table:style-name="ce33" office:value-type="float" office:value="6337596" calcext:value-type="float">
            <text:p><text:s/>6,337,596 </text:p>
          </table:table-cell>
          <table:table-cell table:style-name="ce34" office:value-type="float" office:value="16972" calcext:value-type="float">
            <text:p><text:s/>16,972 </text:p>
          </table:table-cell>
          <table:table-cell table:style-name="ce3"/>
          <table:table-cell table:style-name="ce83" office:value-type="float" office:value="42.3379350649011" calcext:value-type="float">
            <text:p>42.34 </text:p>
          </table:table-cell>
          <table:table-cell table:style-name="ce3" table:number-columns-repeated="3"/>
          <table:table-cell table:number-columns-repeated="1009"/>
        </table:table-row>
        <table:table-row table:style-name="ro13" table:visibility="collapse">
          <table:table-cell table:style-name="ce7" office:value-type="float" office:value="1989" calcext:value-type="float">
            <text:p>1989</text:p>
          </table:table-cell>
          <table:table-cell table:style-name="ce33" office:value-type="float" office:value="9284463" calcext:value-type="float">
            <text:p><text:s/>9,284,463 </text:p>
          </table:table-cell>
          <table:table-cell table:style-name="ce33"/>
          <table:table-cell table:style-name="ce34" office:value-type="float" office:value="21485" calcext:value-type="float">
            <text:p><text:s/>21,485 </text:p>
          </table:table-cell>
          <table:table-cell table:style-name="ce33" office:value-type="float" office:value="111581" calcext:value-type="float">
            <text:p><text:s/>111,581 </text:p>
          </table:table-cell>
          <table:table-cell table:style-name="ce33" office:value-type="float" office:value="1929775" calcext:value-type="float">
            <text:p><text:s/>1,929,775 </text:p>
          </table:table-cell>
          <table:table-cell table:style-name="ce33"/>
          <table:table-cell table:style-name="ce33" office:value-type="float" office:value="440348" calcext:value-type="float">
            <text:p><text:s/>440,348 </text:p>
          </table:table-cell>
          <table:table-cell table:style-name="ce33" office:value-type="float" office:value="6760076" calcext:value-type="float">
            <text:p><text:s/>6,760,076 </text:p>
          </table:table-cell>
          <table:table-cell table:style-name="ce34" office:value-type="float" office:value="21198" calcext:value-type="float">
            <text:p><text:s/>21,198 </text:p>
          </table:table-cell>
          <table:table-cell table:style-name="ce3"/>
          <table:table-cell table:style-name="ce83" table:formula="of:=#REF!" office:value-type="string" office:string-value="" calcext:value-type="error">
            <text:p>#REF!</text:p>
          </table:table-cell>
          <table:table-cell table:style-name="ce3" table:number-columns-repeated="3"/>
          <table:table-cell table:number-columns-repeated="1009"/>
        </table:table-row>
        <table:table-row table:style-name="ro13" table:visibility="collapse">
          <table:table-cell table:style-name="ce7" office:value-type="float" office:value="1990" calcext:value-type="float">
            <text:p>1990</text:p>
          </table:table-cell>
          <table:table-cell table:style-name="ce34" office:value-type="float" office:value="10051565" calcext:value-type="float">
            <text:p><text:s/>10,051,565 </text:p>
          </table:table-cell>
          <table:table-cell table:style-name="ce34"/>
          <table:table-cell table:style-name="ce34" office:value-type="float" office:value="20836" calcext:value-type="float">
            <text:p><text:s/>20,836 </text:p>
          </table:table-cell>
          <table:table-cell table:style-name="ce34" office:value-type="float" office:value="119033" calcext:value-type="float">
            <text:p><text:s/>119,033 </text:p>
          </table:table-cell>
          <table:table-cell table:style-name="ce34" office:value-type="float" office:value="2263417" calcext:value-type="float">
            <text:p><text:s/>2,263,417 </text:p>
          </table:table-cell>
          <table:table-cell table:style-name="ce34"/>
          <table:table-cell table:style-name="ce34" office:value-type="float" office:value="480189" calcext:value-type="float">
            <text:p><text:s/>480,189 </text:p>
          </table:table-cell>
          <table:table-cell table:style-name="ce34" office:value-type="float" office:value="7145625" calcext:value-type="float">
            <text:p><text:s/>7,145,625 </text:p>
          </table:table-cell>
          <table:table-cell table:style-name="ce34" office:value-type="float" office:value="22465" calcext:value-type="float">
            <text:p><text:s/>22,465 </text:p>
          </table:table-cell>
          <table:table-cell table:style-name="ce3"/>
          <table:table-cell table:style-name="ce84" office:value-type="float" office:value="49.2692256696324" calcext:value-type="float">
            <text:p>49.27 </text:p>
          </table:table-cell>
          <table:table-cell table:style-name="ce3" table:number-columns-repeated="3"/>
          <table:table-cell table:number-columns-repeated="1009"/>
        </table:table-row>
        <table:table-row table:style-name="ro5" table:visibility="collapse">
          <table:table-cell table:style-name="ce7" office:value-type="float" office:value="1991" calcext:value-type="float">
            <text:p>1991</text:p>
          </table:table-cell>
          <table:table-cell table:style-name="ce34" office:value-type="float" office:value="10611036" calcext:value-type="float" table:number-columns-spanned="2" table:number-rows-spanned="1">
            <text:p><text:s/>10,611,036 </text:p>
          </table:table-cell>
          <table:covered-table-cell table:style-name="ce42"/>
          <table:table-cell table:style-name="ce34" office:value-type="float" office:value="20120" calcext:value-type="float">
            <text:p><text:s/>20,120 </text:p>
          </table:table-cell>
          <table:table-cell table:style-name="ce34" office:value-type="float" office:value="121161" calcext:value-type="float">
            <text:p><text:s/>121,161 </text:p>
          </table:table-cell>
          <table:table-cell table:style-name="ce34" office:value-type="float" office:value="2541364" calcext:value-type="float">
            <text:p><text:s/>2,541,364 </text:p>
          </table:table-cell>
          <table:table-cell table:style-name="ce34"/>
          <table:table-cell table:style-name="ce34" office:value-type="float" office:value="495167" calcext:value-type="float">
            <text:p><text:s/>495,167 </text:p>
          </table:table-cell>
          <table:table-cell table:style-name="ce34" office:value-type="float" office:value="7409175" calcext:value-type="float">
            <text:p><text:s/>7,409,175 </text:p>
          </table:table-cell>
          <table:table-cell table:style-name="ce34" office:value-type="float" office:value="24049" calcext:value-type="float" table:number-columns-spanned="2" table:number-rows-spanned="1">
            <text:p><text:s/>24,049 </text:p>
          </table:table-cell>
          <table:covered-table-cell table:style-name="ce42"/>
          <table:table-cell table:style-name="ce84" office:value-type="float" office:value="51.4953121764417" calcext:value-type="float" table:number-columns-spanned="2" table:number-rows-spanned="1">
            <text:p>51.50 </text:p>
          </table:table-cell>
          <table:covered-table-cell table:style-name="ce63"/>
          <table:table-cell table:style-name="ce63"/>
          <table:table-cell table:style-name="ce3"/>
          <table:table-cell table:number-columns-repeated="1009"/>
        </table:table-row>
        <table:table-row table:style-name="ro5" table:visibility="collapse">
          <table:table-cell table:style-name="ce7" office:value-type="float" office:value="1993" calcext:value-type="float">
            <text:p>1993</text:p>
          </table:table-cell>
          <table:table-cell table:style-name="ce34" office:value-type="float" office:value="11856524" calcext:value-type="float" table:number-columns-spanned="2" table:number-rows-spanned="1">
            <text:p><text:s/>11,856,524 </text:p>
          </table:table-cell>
          <table:covered-table-cell table:style-name="ce42"/>
          <table:table-cell table:style-name="ce34" office:value-type="float" office:value="21210" calcext:value-type="float">
            <text:p><text:s/>21,210 </text:p>
          </table:table-cell>
          <table:table-cell table:style-name="ce34" office:value-type="float" office:value="148297" calcext:value-type="float">
            <text:p><text:s/>148,297 </text:p>
          </table:table-cell>
          <table:table-cell table:style-name="ce34" office:value-type="float" office:value="3238754" calcext:value-type="float">
            <text:p><text:s/>3,238,754 </text:p>
          </table:table-cell>
          <table:table-cell table:style-name="ce34"/>
          <table:table-cell table:style-name="ce34" office:value-type="float" office:value="548272" calcext:value-type="float">
            <text:p><text:s/>548,272 </text:p>
          </table:table-cell>
          <table:table-cell table:style-name="ce34" office:value-type="float" office:value="7867396" calcext:value-type="float">
            <text:p><text:s/>7,867,396 </text:p>
          </table:table-cell>
          <table:table-cell table:style-name="ce34" office:value-type="float" office:value="32595" calcext:value-type="float" table:number-columns-spanned="2" table:number-rows-spanned="1">
            <text:p><text:s/>32,595 </text:p>
          </table:table-cell>
          <table:covered-table-cell table:style-name="ce42"/>
          <table:table-cell table:style-name="ce85" office:value-type="float" office:value="56.4719651184811" calcext:value-type="float" table:number-columns-spanned="4" table:number-rows-spanned="1">
            <text:p>56.47 </text:p>
          </table:table-cell>
          <table:covered-table-cell table:number-columns-repeated="3" table:style-name="ce93"/>
          <table:table-cell table:number-columns-repeated="1009"/>
        </table:table-row>
        <table:table-row table:style-name="ro5">
          <table:table-cell table:style-name="ce7" office:value-type="float" office:value="2000" calcext:value-type="float">
            <text:p>2000</text:p>
          </table:table-cell>
          <table:table-cell table:style-name="ce35" office:value-type="float" office:value="17022689" calcext:value-type="float" table:number-columns-spanned="2" table:number-rows-spanned="1">
            <text:p>17,022,689 </text:p>
          </table:table-cell>
          <table:covered-table-cell table:style-name="ce43" office:value-type="float" office:value="17022689" calcext:value-type="float">
            <text:p>17022689</text:p>
          </table:covered-table-cell>
          <table:table-cell table:style-name="ce49" office:value-type="float" office:value="23923" calcext:value-type="float">
            <text:p><text:s/>23,923 </text:p>
          </table:table-cell>
          <table:table-cell table:style-name="ce49" office:value-type="float" office:value="155623" calcext:value-type="float">
            <text:p><text:s/>155,623 </text:p>
          </table:table-cell>
          <table:table-cell table:style-name="ce35" office:value-type="float" office:value="4716217" calcext:value-type="float" table:number-columns-spanned="2" table:number-rows-spanned="1">
            <text:p>4,716,217 </text:p>
          </table:table-cell>
          <table:covered-table-cell table:style-name="ce60" office:value-type="float" office:value="4716217" calcext:value-type="float">
            <text:p>4,716,217 </text:p>
          </table:covered-table-cell>
          <table:table-cell table:style-name="ce49" office:value-type="float" office:value="652963" calcext:value-type="float">
            <text:p><text:s/>652,963 </text:p>
          </table:table-cell>
          <table:table-cell table:style-name="ce49" office:value-type="float" office:value="11423172" calcext:value-type="float">
            <text:p><text:s/>11,423,172 </text:p>
          </table:table-cell>
          <table:table-cell table:style-name="ce35" office:value-type="float" office:value="50791" calcext:value-type="float" table:number-columns-spanned="2" table:number-rows-spanned="1">
            <text:p>50,791 </text:p>
          </table:table-cell>
          <table:covered-table-cell table:style-name="ce60" office:value-type="float" office:value="50791" calcext:value-type="float">
            <text:p>50,791 </text:p>
          </table:covered-table-cell>
          <table:table-cell table:style-name="ce86" office:value-type="float" office:value="76.4148657393708" calcext:value-type="float" table:number-columns-spanned="4" table:number-rows-spanned="1">
            <text:p>76.4</text:p>
          </table:table-cell>
          <table:covered-table-cell table:number-columns-repeated="2" table:style-name="ce94" office:value-type="float" office:value="76.4148657393708" calcext:value-type="float">
            <text:p>76.4</text:p>
          </table:covered-table-cell>
          <table:covered-table-cell table:style-name="ce103" office:value-type="float" office:value="76.4148657393708" calcext:value-type="float">
            <text:p>76.4</text:p>
          </table:covered-table-cell>
          <table:table-cell table:number-columns-repeated="1009"/>
        </table:table-row>
        <table:table-row table:style-name="ro5">
          <table:table-cell table:style-name="ce7" office:value-type="float" office:value="2001" calcext:value-type="float">
            <text:p>2001</text:p>
          </table:table-cell>
          <table:table-cell table:style-name="ce35" office:value-type="float" office:value="17465037" calcext:value-type="float" table:number-columns-spanned="2" table:number-rows-spanned="1">
            <text:p>17,465,037 </text:p>
          </table:table-cell>
          <table:covered-table-cell table:style-name="ce43" office:value-type="float" office:value="17465037" calcext:value-type="float">
            <text:p>17465037</text:p>
          </table:covered-table-cell>
          <table:table-cell table:style-name="ce49" office:value-type="float" office:value="24053" calcext:value-type="float">
            <text:p><text:s/>24,053 </text:p>
          </table:table-cell>
          <table:table-cell table:style-name="ce49" office:value-type="float" office:value="155140" calcext:value-type="float">
            <text:p><text:s/>155,140 </text:p>
          </table:table-cell>
          <table:table-cell table:style-name="ce35" office:value-type="float" office:value="4825581" calcext:value-type="float" table:number-columns-spanned="2" table:number-rows-spanned="1">
            <text:p>4,825,581 </text:p>
          </table:table-cell>
          <table:covered-table-cell table:style-name="ce60" office:value-type="float" office:value="4825581" calcext:value-type="float">
            <text:p>4,825,581 </text:p>
          </table:covered-table-cell>
          <table:table-cell table:style-name="ce49" office:value-type="float" office:value="675533" calcext:value-type="float">
            <text:p><text:s/>675,533 </text:p>
          </table:table-cell>
          <table:table-cell table:style-name="ce49" office:value-type="float" office:value="11733202" calcext:value-type="float">
            <text:p><text:s/>11,733,202 </text:p>
          </table:table-cell>
          <table:table-cell table:style-name="ce35" office:value-type="float" office:value="51528" calcext:value-type="float" table:number-columns-spanned="2" table:number-rows-spanned="1">
            <text:p>51,528 </text:p>
          </table:table-cell>
          <table:covered-table-cell table:style-name="ce60" office:value-type="float" office:value="51528" calcext:value-type="float">
            <text:p>51,528 </text:p>
          </table:covered-table-cell>
          <table:table-cell table:style-name="ce86" office:value-type="float" office:value="77.9495391502684" calcext:value-type="float" table:number-columns-spanned="4" table:number-rows-spanned="1">
            <text:p>77.9</text:p>
          </table:table-cell>
          <table:covered-table-cell table:number-columns-repeated="2" table:style-name="ce94" office:value-type="float" office:value="77.9495391502684" calcext:value-type="float">
            <text:p>77.9</text:p>
          </table:covered-table-cell>
          <table:covered-table-cell table:style-name="ce103" office:value-type="float" office:value="77.9495391502684" calcext:value-type="float">
            <text:p>77.9</text:p>
          </table:covered-table-cell>
          <table:table-cell table:number-columns-repeated="1009"/>
        </table:table-row>
        <table:table-row table:style-name="ro5">
          <table:table-cell table:style-name="ce7" office:value-type="float" office:value="2002" calcext:value-type="float">
            <text:p>2002</text:p>
          </table:table-cell>
          <table:table-cell table:style-name="ce35" office:value-type="float" office:value="17906957" calcext:value-type="float" table:number-columns-spanned="2" table:number-rows-spanned="1">
            <text:p>17,906,957 </text:p>
          </table:table-cell>
          <table:covered-table-cell table:style-name="ce43" office:value-type="float" office:value="17906957" calcext:value-type="float">
            <text:p>17906957</text:p>
          </table:covered-table-cell>
          <table:table-cell table:style-name="ce49" office:value-type="float" office:value="25079" calcext:value-type="float">
            <text:p><text:s/>25,079 </text:p>
          </table:table-cell>
          <table:table-cell table:style-name="ce49" office:value-type="float" office:value="155805" calcext:value-type="float">
            <text:p><text:s/>155,805 </text:p>
          </table:table-cell>
          <table:table-cell table:style-name="ce35" office:value-type="float" office:value="4989336" calcext:value-type="float" table:number-columns-spanned="2" table:number-rows-spanned="1">
            <text:p>4,989,336 </text:p>
          </table:table-cell>
          <table:covered-table-cell table:style-name="ce60" office:value-type="float" office:value="4989336" calcext:value-type="float">
            <text:p>4,989,336 </text:p>
          </table:covered-table-cell>
          <table:table-cell table:style-name="ce49" office:value-type="float" office:value="700978" calcext:value-type="float">
            <text:p><text:s/>700,978 </text:p>
          </table:table-cell>
          <table:table-cell table:style-name="ce49" office:value-type="float" office:value="11983757" calcext:value-type="float">
            <text:p><text:s/>11,983,757 </text:p>
          </table:table-cell>
          <table:table-cell table:style-name="ce35" office:value-type="float" office:value="52002" calcext:value-type="float" table:number-columns-spanned="2" table:number-rows-spanned="1">
            <text:p>52,002 </text:p>
          </table:table-cell>
          <table:covered-table-cell table:style-name="ce60" office:value-type="float" office:value="52002" calcext:value-type="float">
            <text:p>52,002 </text:p>
          </table:covered-table-cell>
          <table:table-cell table:style-name="ce86" office:value-type="float" office:value="79.5130549675553" calcext:value-type="float" table:number-columns-spanned="4" table:number-rows-spanned="1">
            <text:p>79.5</text:p>
          </table:table-cell>
          <table:covered-table-cell table:number-columns-repeated="2" table:style-name="ce94" office:value-type="float" office:value="79.5130549675553" calcext:value-type="float">
            <text:p>79.5</text:p>
          </table:covered-table-cell>
          <table:covered-table-cell table:style-name="ce103" office:value-type="float" office:value="79.5130549675553" calcext:value-type="float">
            <text:p>79.5</text:p>
          </table:covered-table-cell>
          <table:table-cell table:number-columns-repeated="1009"/>
        </table:table-row>
        <table:table-row table:style-name="ro5">
          <table:table-cell table:style-name="ce7" office:value-type="float" office:value="2003" calcext:value-type="float">
            <text:p>2003</text:p>
          </table:table-cell>
          <table:table-cell table:style-name="ce35" office:value-type="float" office:value="18500658" calcext:value-type="float" table:number-columns-spanned="2" table:number-rows-spanned="1">
            <text:p>18,500,658 </text:p>
          </table:table-cell>
          <table:covered-table-cell table:style-name="ce43" office:value-type="float" office:value="18500658" calcext:value-type="float">
            <text:p>18500658</text:p>
          </table:covered-table-cell>
          <table:table-cell table:style-name="ce49" office:value-type="float" office:value="25628" calcext:value-type="float">
            <text:p><text:s/>25,628 </text:p>
          </table:table-cell>
          <table:table-cell table:style-name="ce49" office:value-type="float" office:value="157156" calcext:value-type="float">
            <text:p><text:s/>157,156 </text:p>
          </table:table-cell>
          <table:table-cell table:style-name="ce35" office:value-type="float" office:value="5169733" calcext:value-type="float" table:number-columns-spanned="2" table:number-rows-spanned="1">
            <text:p>5,169,733 </text:p>
          </table:table-cell>
          <table:covered-table-cell table:style-name="ce60" office:value-type="float" office:value="5169733" calcext:value-type="float">
            <text:p>5,169,733 </text:p>
          </table:covered-table-cell>
          <table:table-cell table:style-name="ce49" office:value-type="float" office:value="728624" calcext:value-type="float">
            <text:p><text:s/>728,624 </text:p>
          </table:table-cell>
          <table:table-cell table:style-name="ce49" office:value-type="float" office:value="12366864" calcext:value-type="float">
            <text:p><text:s/>12,366,864 </text:p>
          </table:table-cell>
          <table:table-cell table:style-name="ce35" office:value-type="float" office:value="52653" calcext:value-type="float" table:number-columns-spanned="2" table:number-rows-spanned="1">
            <text:p>52,653 </text:p>
          </table:table-cell>
          <table:covered-table-cell table:style-name="ce60" office:value-type="float" office:value="52653" calcext:value-type="float">
            <text:p>52,653 </text:p>
          </table:covered-table-cell>
          <table:table-cell table:style-name="ce86" office:value-type="float" office:value="81.8448409722821" calcext:value-type="float" table:number-columns-spanned="4" table:number-rows-spanned="1">
            <text:p>81.8</text:p>
          </table:table-cell>
          <table:covered-table-cell table:number-columns-repeated="2" table:style-name="ce94" office:value-type="float" office:value="81.8448409722821" calcext:value-type="float">
            <text:p>81.8</text:p>
          </table:covered-table-cell>
          <table:covered-table-cell table:style-name="ce103" office:value-type="float" office:value="81.8448409722821" calcext:value-type="float">
            <text:p>81.8</text:p>
          </table:covered-table-cell>
          <table:table-cell table:number-columns-repeated="1009"/>
        </table:table-row>
        <table:table-row table:style-name="ro5">
          <table:table-cell table:style-name="ce7" office:value-type="float" office:value="2004" calcext:value-type="float">
            <text:p>2004</text:p>
          </table:table-cell>
          <table:table-cell table:style-name="ce35" office:value-type="float" office:value="19183136" calcext:value-type="float" table:number-columns-spanned="2" table:number-rows-spanned="1">
            <text:p>19,183,136 </text:p>
          </table:table-cell>
          <table:covered-table-cell table:style-name="ce43" office:value-type="float" office:value="19183136" calcext:value-type="float">
            <text:p>19183136</text:p>
          </table:covered-table-cell>
          <table:table-cell table:style-name="ce49" office:value-type="float" office:value="26453" calcext:value-type="float">
            <text:p><text:s/>26,453 </text:p>
          </table:table-cell>
          <table:table-cell table:style-name="ce49" office:value-type="float" office:value="160460" calcext:value-type="float">
            <text:p><text:s/>160,460 </text:p>
          </table:table-cell>
          <table:table-cell table:style-name="ce35" office:value-type="float" office:value="5390848" calcext:value-type="float" table:number-columns-spanned="2" table:number-rows-spanned="1">
            <text:p>5,390,848 </text:p>
          </table:table-cell>
          <table:covered-table-cell table:style-name="ce60" office:value-type="float" office:value="5390848" calcext:value-type="float">
            <text:p>5,390,848 </text:p>
          </table:covered-table-cell>
          <table:table-cell table:style-name="ce49" office:value-type="float" office:value="758809" calcext:value-type="float">
            <text:p><text:s/>758,809 </text:p>
          </table:table-cell>
          <table:table-cell table:style-name="ce49" office:value-type="float" office:value="12793950" calcext:value-type="float">
            <text:p><text:s/>12,793,950 </text:p>
          </table:table-cell>
          <table:table-cell table:style-name="ce35" office:value-type="float" office:value="52616" calcext:value-type="float" table:number-columns-spanned="2" table:number-rows-spanned="1">
            <text:p>52,616 </text:p>
          </table:table-cell>
          <table:covered-table-cell table:style-name="ce60" office:value-type="float" office:value="52616" calcext:value-type="float">
            <text:p>52,616 </text:p>
          </table:covered-table-cell>
          <table:table-cell table:style-name="ce86" office:value-type="float" office:value="84.5477229132093" calcext:value-type="float" table:number-columns-spanned="4" table:number-rows-spanned="1">
            <text:p>84.5</text:p>
          </table:table-cell>
          <table:covered-table-cell table:number-columns-repeated="2" table:style-name="ce94" office:value-type="float" office:value="84.5477229132093" calcext:value-type="float">
            <text:p>84.5</text:p>
          </table:covered-table-cell>
          <table:covered-table-cell table:style-name="ce103" office:value-type="float" office:value="84.5477229132093" calcext:value-type="float">
            <text:p>84.5</text:p>
          </table:covered-table-cell>
          <table:table-cell table:number-columns-repeated="1009"/>
        </table:table-row>
        <table:table-row table:style-name="ro5">
          <table:table-cell table:style-name="ce7" office:value-type="float" office:value="2005" calcext:value-type="float">
            <text:p>2005</text:p>
          </table:table-cell>
          <table:table-cell table:style-name="ce35" office:value-type="float" office:value="19862807" calcext:value-type="float" table:number-columns-spanned="2" table:number-rows-spanned="1">
            <text:p>19,862,807 </text:p>
          </table:table-cell>
          <table:covered-table-cell table:style-name="ce43" office:value-type="float" office:value="19862807" calcext:value-type="float">
            <text:p>19862807</text:p>
          </table:covered-table-cell>
          <table:table-cell table:style-name="ce49" office:value-type="float" office:value="26967" calcext:value-type="float">
            <text:p><text:s/>26,967 </text:p>
          </table:table-cell>
          <table:table-cell table:style-name="ce49" office:value-type="float" office:value="164248" calcext:value-type="float">
            <text:p><text:s/>164,248 </text:p>
          </table:table-cell>
          <table:table-cell table:style-name="ce35" office:value-type="float" office:value="5634362" calcext:value-type="float" table:number-columns-spanned="2" table:number-rows-spanned="1">
            <text:p>5,634,362 </text:p>
          </table:table-cell>
          <table:covered-table-cell table:style-name="ce60" office:value-type="float" office:value="5634362" calcext:value-type="float">
            <text:p>5,634,362 </text:p>
          </table:covered-table-cell>
          <table:table-cell table:style-name="ce49" office:value-type="float" office:value="789222" calcext:value-type="float">
            <text:p><text:s/>789,222 </text:p>
          </table:table-cell>
          <table:table-cell table:style-name="ce49" office:value-type="float" office:value="13195265" calcext:value-type="float">
            <text:p><text:s/>13,195,265 </text:p>
          </table:table-cell>
          <table:table-cell table:style-name="ce35" office:value-type="float" office:value="52743" calcext:value-type="float" table:number-columns-spanned="2" table:number-rows-spanned="1">
            <text:p>52,743 </text:p>
          </table:table-cell>
          <table:covered-table-cell table:style-name="ce60" office:value-type="float" office:value="52743" calcext:value-type="float">
            <text:p>52,743 </text:p>
          </table:covered-table-cell>
          <table:table-cell table:style-name="ce86" office:value-type="float" office:value="87.2308867180671" calcext:value-type="float" table:number-columns-spanned="4" table:number-rows-spanned="1">
            <text:p>87.2</text:p>
          </table:table-cell>
          <table:covered-table-cell table:number-columns-repeated="2" table:style-name="ce94" office:value-type="float" office:value="87.2308867180671" calcext:value-type="float">
            <text:p>87.2</text:p>
          </table:covered-table-cell>
          <table:covered-table-cell table:style-name="ce103" office:value-type="float" office:value="87.2308867180671" calcext:value-type="float">
            <text:p>87.2</text:p>
          </table:covered-table-cell>
          <table:table-cell table:number-columns-repeated="1009"/>
        </table:table-row>
        <table:table-row table:style-name="ro5">
          <table:table-cell table:style-name="ce7" office:value-type="float" office:value="2006" calcext:value-type="float">
            <text:p>2006</text:p>
          </table:table-cell>
          <table:table-cell table:style-name="ce35" office:value-type="float" office:value="20307197" calcext:value-type="float" table:number-columns-spanned="2" table:number-rows-spanned="1">
            <text:p>20,307,197 </text:p>
          </table:table-cell>
          <table:covered-table-cell table:style-name="ce43" office:value-type="float" office:value="20307197" calcext:value-type="float">
            <text:p>20307197</text:p>
          </table:covered-table-cell>
          <table:table-cell table:style-name="ce49" office:value-type="float" office:value="27522" calcext:value-type="float">
            <text:p><text:s/>27,522 </text:p>
          </table:table-cell>
          <table:table-cell table:style-name="ce49" office:value-type="float" office:value="166211" calcext:value-type="float">
            <text:p><text:s/>166,211 </text:p>
          </table:table-cell>
          <table:table-cell table:style-name="ce35" office:value-type="float" office:value="5698324" calcext:value-type="float" table:number-columns-spanned="2" table:number-rows-spanned="1">
            <text:p>5,698,324 </text:p>
          </table:table-cell>
          <table:covered-table-cell table:style-name="ce60" office:value-type="float" office:value="5698324" calcext:value-type="float">
            <text:p>5,698,324 </text:p>
          </table:covered-table-cell>
          <table:table-cell table:style-name="ce49" office:value-type="float" office:value="805590" calcext:value-type="float">
            <text:p><text:s/>805,590 </text:p>
          </table:table-cell>
          <table:table-cell table:style-name="ce49" office:value-type="float" office:value="13557028" calcext:value-type="float">
            <text:p><text:s/>13,557,028 </text:p>
          </table:table-cell>
          <table:table-cell table:style-name="ce35" office:value-type="float" office:value="52522" calcext:value-type="float" table:number-columns-spanned="2" table:number-rows-spanned="1">
            <text:p>52,522 </text:p>
          </table:table-cell>
          <table:covered-table-cell table:style-name="ce60" office:value-type="float" office:value="52522" calcext:value-type="float">
            <text:p>52,522 </text:p>
          </table:covered-table-cell>
          <table:table-cell table:style-name="ce86" office:value-type="float" office:value="88.7687060190561" calcext:value-type="float" table:number-columns-spanned="4" table:number-rows-spanned="1">
            <text:p>88.8</text:p>
          </table:table-cell>
          <table:covered-table-cell table:number-columns-repeated="2" table:style-name="ce94" office:value-type="float" office:value="88.7687060190561" calcext:value-type="float">
            <text:p>88.8</text:p>
          </table:covered-table-cell>
          <table:covered-table-cell table:style-name="ce103" office:value-type="float" office:value="88.7687060190561" calcext:value-type="float">
            <text:p>88.8</text:p>
          </table:covered-table-cell>
          <table:table-cell table:number-columns-repeated="1009"/>
        </table:table-row>
        <table:table-row table:style-name="ro5">
          <table:table-cell table:style-name="ce7" office:value-type="float" office:value="2007" calcext:value-type="float">
            <text:p>2007</text:p>
          </table:table-cell>
          <table:table-cell table:style-name="ce35" office:value-type="float" office:value="20711754" calcext:value-type="float" table:number-columns-spanned="2" table:number-rows-spanned="1">
            <text:p>20,711,754 </text:p>
          </table:table-cell>
          <table:covered-table-cell table:style-name="ce43" office:value-type="float" office:value="20711754" calcext:value-type="float">
            <text:p>20711754</text:p>
          </table:covered-table-cell>
          <table:table-cell table:style-name="ce49" office:value-type="float" office:value="27361" calcext:value-type="float">
            <text:p><text:s/>27,361 </text:p>
          </table:table-cell>
          <table:table-cell table:style-name="ce49" office:value-type="float" office:value="164004" calcext:value-type="float">
            <text:p><text:s/>164,004 </text:p>
          </table:table-cell>
          <table:table-cell table:style-name="ce35" office:value-type="float" office:value="5712842" calcext:value-type="float" table:number-columns-spanned="2" table:number-rows-spanned="1">
            <text:p>5,712,842 </text:p>
          </table:table-cell>
          <table:covered-table-cell table:style-name="ce60" office:value-type="float" office:value="5712842" calcext:value-type="float">
            <text:p>5,712,842 </text:p>
          </table:covered-table-cell>
          <table:table-cell table:style-name="ce49" office:value-type="float" office:value="811646" calcext:value-type="float">
            <text:p><text:s/>811,646 </text:p>
          </table:table-cell>
          <table:table-cell table:style-name="ce49" office:value-type="float" office:value="13943473" calcext:value-type="float">
            <text:p><text:s/>13,943,473 </text:p>
          </table:table-cell>
          <table:table-cell table:style-name="ce35" office:value-type="float" office:value="52428" calcext:value-type="float" table:number-columns-spanned="2" table:number-rows-spanned="1">
            <text:p>52,428 </text:p>
          </table:table-cell>
          <table:covered-table-cell table:style-name="ce60" office:value-type="float" office:value="52428" calcext:value-type="float">
            <text:p>52,428 </text:p>
          </table:covered-table-cell>
          <table:table-cell table:style-name="ce86" office:value-type="float" office:value="90.2144316928561" calcext:value-type="float" table:number-columns-spanned="4" table:number-rows-spanned="1">
            <text:p>90.2</text:p>
          </table:table-cell>
          <table:covered-table-cell table:number-columns-repeated="2" table:style-name="ce94" office:value-type="float" office:value="90.2144316928561" calcext:value-type="float">
            <text:p>90.2</text:p>
          </table:covered-table-cell>
          <table:covered-table-cell table:style-name="ce103" office:value-type="float" office:value="90.2144316928561" calcext:value-type="float">
            <text:p>90.2</text:p>
          </table:covered-table-cell>
          <table:table-cell table:number-columns-repeated="1009"/>
        </table:table-row>
        <table:table-row table:style-name="ro5">
          <table:table-cell table:style-name="ce7" office:value-type="float" office:value="2008" calcext:value-type="float">
            <text:p>2008</text:p>
          </table:table-cell>
          <table:table-cell table:style-name="ce35" office:value-type="float" office:value="21092358" calcext:value-type="float" table:number-columns-spanned="2" table:number-rows-spanned="1">
            <text:p>21,092,358 </text:p>
          </table:table-cell>
          <table:covered-table-cell table:style-name="ce43" office:value-type="float" office:value="21092358" calcext:value-type="float">
            <text:p>21092358</text:p>
          </table:covered-table-cell>
          <table:table-cell table:style-name="ce49" office:value-type="float" office:value="27339" calcext:value-type="float">
            <text:p><text:s/>27,339 </text:p>
          </table:table-cell>
          <table:table-cell table:style-name="ce49" office:value-type="float" office:value="161231" calcext:value-type="float">
            <text:p><text:s/>161,231 </text:p>
          </table:table-cell>
          <table:table-cell table:style-name="ce35" office:value-type="float" office:value="5674426" calcext:value-type="float" table:number-columns-spanned="2" table:number-rows-spanned="1">
            <text:p>5,674,426 </text:p>
          </table:table-cell>
          <table:covered-table-cell table:style-name="ce43" office:value-type="float" office:value="5674426" calcext:value-type="float">
            <text:p>5674426</text:p>
          </table:covered-table-cell>
          <table:table-cell table:style-name="ce49" office:value-type="float" office:value="812440" calcext:value-type="float">
            <text:p><text:s/>812,440 </text:p>
          </table:table-cell>
          <table:table-cell table:style-name="ce49" office:value-type="float" office:value="14365442" calcext:value-type="float">
            <text:p><text:s/>14,365,442 </text:p>
          </table:table-cell>
          <table:table-cell table:style-name="ce35" office:value-type="float" office:value="51480" calcext:value-type="float" table:number-columns-spanned="2" table:number-rows-spanned="1">
            <text:p>51,480 </text:p>
          </table:table-cell>
          <table:covered-table-cell table:style-name="ce60" office:value-type="float" office:value="51480" calcext:value-type="float">
            <text:p>51,480 </text:p>
          </table:covered-table-cell>
          <table:table-cell table:style-name="ce86" office:value-type="float" office:value="91.5584911961962" calcext:value-type="float" table:number-columns-spanned="4" table:number-rows-spanned="1">
            <text:p>91.6</text:p>
          </table:table-cell>
          <table:covered-table-cell table:number-columns-repeated="2" table:style-name="ce94" office:value-type="float" office:value="91.5584911961962" calcext:value-type="float">
            <text:p>91.6</text:p>
          </table:covered-table-cell>
          <table:covered-table-cell table:style-name="ce103" office:value-type="float" office:value="91.5584911961962" calcext:value-type="float">
            <text:p>91.6</text:p>
          </table:covered-table-cell>
          <table:table-cell table:number-columns-repeated="1009"/>
        </table:table-row>
        <table:table-row table:style-name="ro5">
          <table:table-cell table:style-name="ce7" office:value-type="float" office:value="2009" calcext:value-type="float">
            <text:p>2009</text:p>
          </table:table-cell>
          <table:table-cell table:style-name="ce35" office:value-type="float" office:value="21374175" calcext:value-type="float" table:number-columns-spanned="2" table:number-rows-spanned="1">
            <text:p>21,374,175 </text:p>
          </table:table-cell>
          <table:covered-table-cell table:style-name="ce43" office:value-type="float" office:value="21374175" calcext:value-type="float">
            <text:p>21374175</text:p>
          </table:covered-table-cell>
          <table:table-cell table:style-name="ce49" office:value-type="float" office:value="27667" calcext:value-type="float">
            <text:p><text:s/>27,667 </text:p>
          </table:table-cell>
          <table:table-cell table:style-name="ce49" office:value-type="float" office:value="158812" calcext:value-type="float">
            <text:p><text:s/>158,812 </text:p>
          </table:table-cell>
          <table:table-cell table:style-name="ce35" office:value-type="float" office:value="5704312" calcext:value-type="float" table:number-columns-spanned="2" table:number-rows-spanned="1">
            <text:p>5,704,312 </text:p>
          </table:table-cell>
          <table:covered-table-cell table:style-name="ce43" office:value-type="float" office:value="5704312" calcext:value-type="float">
            <text:p>5704312</text:p>
          </table:covered-table-cell>
          <table:table-cell table:style-name="ce49" office:value-type="float" office:value="827955" calcext:value-type="float">
            <text:p><text:s/>827,955 </text:p>
          </table:table-cell>
          <table:table-cell table:style-name="ce49" office:value-type="float" office:value="14604330" calcext:value-type="float">
            <text:p><text:s/>14,604,330 </text:p>
          </table:table-cell>
          <table:table-cell table:style-name="ce35" office:value-type="float" office:value="51099" calcext:value-type="float" table:number-columns-spanned="2" table:number-rows-spanned="1">
            <text:p>51,099 </text:p>
          </table:table-cell>
          <table:covered-table-cell table:style-name="ce60" office:value-type="float" office:value="51099" calcext:value-type="float">
            <text:p>51,099 </text:p>
          </table:covered-table-cell>
          <table:table-cell table:style-name="ce86" office:value-type="float" office:value="92.4497655080682" calcext:value-type="float" table:number-columns-spanned="4" table:number-rows-spanned="1">
            <text:p>92.4</text:p>
          </table:table-cell>
          <table:covered-table-cell table:number-columns-repeated="2" table:style-name="ce94" office:value-type="float" office:value="92.4497655080682" calcext:value-type="float">
            <text:p>92.4</text:p>
          </table:covered-table-cell>
          <table:covered-table-cell table:style-name="ce103" office:value-type="float" office:value="92.4497655080682" calcext:value-type="float">
            <text:p>92.4</text:p>
          </table:covered-table-cell>
          <table:table-cell table:number-columns-repeated="1009"/>
        </table:table-row>
        <table:table-row table:style-name="ro5">
          <table:table-cell table:style-name="ce7" office:value-type="float" office:value="2010" calcext:value-type="float">
            <text:p>2010</text:p>
          </table:table-cell>
          <table:table-cell table:style-name="ce35" office:value-type="float" office:value="21721447" calcext:value-type="float" table:number-columns-spanned="2" table:number-rows-spanned="1">
            <text:p>21,721,447 </text:p>
          </table:table-cell>
          <table:covered-table-cell table:style-name="ce43" office:value-type="float" office:value="21721447" calcext:value-type="float">
            <text:p>21721447</text:p>
          </table:covered-table-cell>
          <table:table-cell table:style-name="ce49" office:value-type="float" office:value="29030" calcext:value-type="float">
            <text:p><text:s/>29,030 </text:p>
          </table:table-cell>
          <table:table-cell table:style-name="ce49" office:value-type="float" office:value="161084" calcext:value-type="float">
            <text:p><text:s/>161,084 </text:p>
          </table:table-cell>
          <table:table-cell table:style-name="ce35" office:value-type="float" office:value="5803413" calcext:value-type="float" table:number-columns-spanned="2" table:number-rows-spanned="1">
            <text:p>5,803,413 </text:p>
          </table:table-cell>
          <table:covered-table-cell table:style-name="ce43" office:value-type="float" office:value="5803413" calcext:value-type="float">
            <text:p>5803413</text:p>
          </table:covered-table-cell>
          <table:table-cell table:style-name="ce49" office:value-type="float" office:value="832466" calcext:value-type="float">
            <text:p><text:s/>832,466 </text:p>
          </table:table-cell>
          <table:table-cell table:style-name="ce49" office:value-type="float" office:value="14844932" calcext:value-type="float">
            <text:p><text:s/>14,844,932 </text:p>
          </table:table-cell>
          <table:table-cell table:style-name="ce35" office:value-type="float" office:value="50522" calcext:value-type="float" table:number-columns-spanned="2" table:number-rows-spanned="1">
            <text:p>50,522 </text:p>
          </table:table-cell>
          <table:covered-table-cell table:style-name="ce60" office:value-type="float" office:value="50522" calcext:value-type="float">
            <text:p>50,522 </text:p>
          </table:covered-table-cell>
          <table:table-cell table:style-name="ce86" office:value-type="float" office:value="93.7800347576084" calcext:value-type="float" table:number-columns-spanned="4" table:number-rows-spanned="1">
            <text:p>93.8</text:p>
          </table:table-cell>
          <table:covered-table-cell table:number-columns-repeated="2" table:style-name="ce94" office:value-type="float" office:value="93.7800347576084" calcext:value-type="float">
            <text:p>93.8</text:p>
          </table:covered-table-cell>
          <table:covered-table-cell table:style-name="ce103" office:value-type="float" office:value="93.7800347576084" calcext:value-type="float">
            <text:p>93.8</text:p>
          </table:covered-table-cell>
          <table:table-cell table:number-columns-repeated="1009"/>
        </table:table-row>
        <table:table-row table:style-name="ro5">
          <table:table-cell table:style-name="ce7" office:value-type="float" office:value="2011" calcext:value-type="float">
            <text:p>2011</text:p>
          </table:table-cell>
          <table:table-cell table:style-name="ce35" office:value-type="float" office:value="22226684" calcext:value-type="float" table:number-columns-spanned="2" table:number-rows-spanned="1">
            <text:p>22,226,684 </text:p>
          </table:table-cell>
          <table:covered-table-cell table:style-name="ce43" office:value-type="float" office:value="22226684" calcext:value-type="float">
            <text:p>22226684</text:p>
          </table:covered-table-cell>
          <table:table-cell table:style-name="ce49" office:value-type="float" office:value="29991" calcext:value-type="float">
            <text:p><text:s/>29,991 </text:p>
          </table:table-cell>
          <table:table-cell table:style-name="ce49" office:value-type="float" office:value="164221" calcext:value-type="float">
            <text:p><text:s/>164,221 </text:p>
          </table:table-cell>
          <table:table-cell table:style-name="ce35" office:value-type="float" office:value="5960088" calcext:value-type="float" table:number-columns-spanned="2" table:number-rows-spanned="1">
            <text:p>5,960,088 </text:p>
          </table:table-cell>
          <table:covered-table-cell table:style-name="ce43" office:value-type="float" office:value="5960088" calcext:value-type="float">
            <text:p>5960088</text:p>
          </table:covered-table-cell>
          <table:table-cell table:style-name="ce49" office:value-type="float" office:value="848732" calcext:value-type="float">
            <text:p><text:s/>848,732 </text:p>
          </table:table-cell>
          <table:table-cell table:style-name="ce49" office:value-type="float" office:value="15173602" calcext:value-type="float">
            <text:p><text:s/>15,173,602 </text:p>
          </table:table-cell>
          <table:table-cell table:style-name="ce35" office:value-type="float" office:value="50050" calcext:value-type="float" table:number-columns-spanned="2" table:number-rows-spanned="1">
            <text:p>50,050 </text:p>
          </table:table-cell>
          <table:covered-table-cell table:style-name="ce60" office:value-type="float" office:value="50050" calcext:value-type="float">
            <text:p>50,050 </text:p>
          </table:covered-table-cell>
          <table:table-cell table:style-name="ce86" office:value-type="float" office:value="95.7019083646044" calcext:value-type="float" table:number-columns-spanned="4" table:number-rows-spanned="1">
            <text:p>95.7</text:p>
          </table:table-cell>
          <table:covered-table-cell table:number-columns-repeated="2" table:style-name="ce94" office:value-type="float" office:value="95.7019083646044" calcext:value-type="float">
            <text:p>95.7</text:p>
          </table:covered-table-cell>
          <table:covered-table-cell table:style-name="ce103" office:value-type="float" office:value="95.7019083646044" calcext:value-type="float">
            <text:p>95.7</text:p>
          </table:covered-table-cell>
          <table:table-cell table:number-columns-repeated="1009"/>
        </table:table-row>
        <table:table-row table:style-name="ro5">
          <table:table-cell table:style-name="ce7" office:value-type="float" office:value="2012" calcext:value-type="float">
            <text:p>2012</text:p>
          </table:table-cell>
          <table:table-cell table:style-name="ce35" office:value-type="float" office:value="22346398" calcext:value-type="float" table:number-columns-spanned="2" table:number-rows-spanned="1">
            <text:p>22,346,398 </text:p>
          </table:table-cell>
          <table:covered-table-cell table:style-name="ce43" office:value-type="float" office:value="22346398" calcext:value-type="float">
            <text:p>22346398</text:p>
          </table:covered-table-cell>
          <table:table-cell table:style-name="ce49" office:value-type="float" office:value="31098" calcext:value-type="float">
            <text:p><text:s/>31,098 </text:p>
          </table:table-cell>
          <table:table-cell table:style-name="ce49" office:value-type="float" office:value="161256" calcext:value-type="float">
            <text:p><text:s/>161,256 </text:p>
          </table:table-cell>
          <table:table-cell table:style-name="ce35" office:value-type="float" office:value="6091324" calcext:value-type="float" table:number-columns-spanned="2" table:number-rows-spanned="1">
            <text:p>6,091,324 </text:p>
          </table:table-cell>
          <table:covered-table-cell table:style-name="ce43" office:value-type="float" office:value="6091324" calcext:value-type="float">
            <text:p>6091324</text:p>
          </table:covered-table-cell>
          <table:table-cell table:style-name="ce49" office:value-type="float" office:value="862230" calcext:value-type="float">
            <text:p><text:s/>862,230 </text:p>
          </table:table-cell>
          <table:table-cell table:style-name="ce49" office:value-type="float" office:value="15139628" calcext:value-type="float">
            <text:p><text:s/>15,139,628 </text:p>
          </table:table-cell>
          <table:table-cell table:style-name="ce35" office:value-type="float" office:value="60862" calcext:value-type="float" table:number-columns-spanned="2" table:number-rows-spanned="1">
            <text:p>60,862 </text:p>
          </table:table-cell>
          <table:covered-table-cell table:style-name="ce60" office:value-type="float" office:value="60862" calcext:value-type="float">
            <text:p>60,862 </text:p>
          </table:covered-table-cell>
          <table:table-cell table:style-name="ce86" office:value-type="float" office:value="95.8422053487971" calcext:value-type="float" table:number-columns-spanned="4" table:number-rows-spanned="1">
            <text:p>95.8</text:p>
          </table:table-cell>
          <table:covered-table-cell table:number-columns-repeated="2" table:style-name="ce94" office:value-type="float" office:value="95.8422053487971" calcext:value-type="float">
            <text:p>95.8</text:p>
          </table:covered-table-cell>
          <table:covered-table-cell table:style-name="ce103" office:value-type="float" office:value="95.8422053487971" calcext:value-type="float">
            <text:p>95.8</text:p>
          </table:covered-table-cell>
          <table:table-cell table:number-columns-repeated="1009"/>
        </table:table-row>
        <table:table-row table:style-name="ro5">
          <table:table-cell table:style-name="ce7" office:value-type="float" office:value="2013" calcext:value-type="float">
            <text:p>2013</text:p>
          </table:table-cell>
          <table:table-cell table:style-name="ce35" office:value-type="float" office:value="21562645" calcext:value-type="float" table:number-columns-spanned="2" table:number-rows-spanned="1">
            <text:p>21,562,645 </text:p>
          </table:table-cell>
          <table:covered-table-cell table:style-name="ce43" office:value-type="float" office:value="21562645" calcext:value-type="float">
            <text:p>21562645</text:p>
          </table:covered-table-cell>
          <table:table-cell table:style-name="ce49" office:value-type="float" office:value="31960" calcext:value-type="float">
            <text:p><text:s/>31,960 </text:p>
          </table:table-cell>
          <table:table-cell table:style-name="ce49" office:value-type="float" office:value="162122" calcext:value-type="float">
            <text:p><text:s/>162,122 </text:p>
          </table:table-cell>
          <table:table-cell table:style-name="ce35" office:value-type="float" office:value="6236879" calcext:value-type="float" table:number-columns-spanned="2" table:number-rows-spanned="1">
            <text:p>6,236,879 </text:p>
          </table:table-cell>
          <table:covered-table-cell table:style-name="ce43" office:value-type="float" office:value="6236879" calcext:value-type="float">
            <text:p>6236879</text:p>
          </table:covered-table-cell>
          <table:table-cell table:style-name="ce49" office:value-type="float" office:value="875544" calcext:value-type="float">
            <text:p><text:s/>875,544 </text:p>
          </table:table-cell>
          <table:table-cell table:style-name="ce49" office:value-type="float" office:value="14195123" calcext:value-type="float">
            <text:p><text:s/>14,195,123 </text:p>
          </table:table-cell>
          <table:table-cell table:style-name="ce35" office:value-type="float" office:value="61017" calcext:value-type="float" table:number-columns-spanned="2" table:number-rows-spanned="1">
            <text:p>61,017 </text:p>
          </table:table-cell>
          <table:covered-table-cell table:style-name="ce60" office:value-type="float" office:value="61017" calcext:value-type="float">
            <text:p>61,017 </text:p>
          </table:covered-table-cell>
          <table:table-cell table:style-name="ce86" office:value-type="float" office:value="92.2524624770846" calcext:value-type="float" table:number-columns-spanned="4" table:number-rows-spanned="1">
            <text:p>92.3</text:p>
          </table:table-cell>
          <table:covered-table-cell table:number-columns-repeated="2" table:style-name="ce94" office:value-type="float" office:value="92.2524624770846" calcext:value-type="float">
            <text:p>92.3</text:p>
          </table:covered-table-cell>
          <table:covered-table-cell table:style-name="ce103" office:value-type="float" office:value="92.2524624770846" calcext:value-type="float">
            <text:p>92.3</text:p>
          </table:covered-table-cell>
          <table:table-cell table:number-columns-repeated="1009"/>
        </table:table-row>
        <table:table-row table:style-name="ro5">
          <table:table-cell table:style-name="ce7" office:value-type="float" office:value="2014" calcext:value-type="float">
            <text:p>2014</text:p>
          </table:table-cell>
          <table:table-cell table:style-name="ce35" office:value-type="float" office:value="21290279" calcext:value-type="float" table:number-columns-spanned="2" table:number-rows-spanned="1">
            <text:p>21,290,279 </text:p>
          </table:table-cell>
          <table:covered-table-cell table:style-name="ce43" office:value-type="float" office:value="21290279" calcext:value-type="float">
            <text:p>21290279</text:p>
          </table:covered-table-cell>
          <table:table-cell table:style-name="ce49" office:value-type="float" office:value="32928" calcext:value-type="float">
            <text:p><text:s/>32,928 </text:p>
          </table:table-cell>
          <table:table-cell table:style-name="ce49" office:value-type="float" office:value="163446" calcext:value-type="float">
            <text:p><text:s/>163,446 </text:p>
          </table:table-cell>
          <table:table-cell table:style-name="ce35" office:value-type="float" office:value="6405778" calcext:value-type="float" table:number-columns-spanned="2" table:number-rows-spanned="1">
            <text:p>6,405,778 </text:p>
          </table:table-cell>
          <table:covered-table-cell table:style-name="ce43" office:value-type="float" office:value="6405778" calcext:value-type="float">
            <text:p>6405778</text:p>
          </table:covered-table-cell>
          <table:table-cell table:style-name="ce49" office:value-type="float" office:value="890703" calcext:value-type="float">
            <text:p><text:s/>890,703 </text:p>
          </table:table-cell>
          <table:table-cell table:style-name="ce49" office:value-type="float" office:value="13735960" calcext:value-type="float">
            <text:p><text:s/>13,735,960 </text:p>
          </table:table-cell>
          <table:table-cell table:style-name="ce35" office:value-type="float" office:value="61464" calcext:value-type="float" table:number-columns-spanned="2" table:number-rows-spanned="1">
            <text:p>61,464 </text:p>
          </table:table-cell>
          <table:covered-table-cell table:style-name="ce60" office:value-type="float" office:value="61464" calcext:value-type="float">
            <text:p>61,464 </text:p>
          </table:covered-table-cell>
          <table:table-cell table:style-name="ce86" office:value-type="float" office:value="90.8530485919178" calcext:value-type="float" table:number-columns-spanned="4" table:number-rows-spanned="1">
            <text:p>90.9</text:p>
          </table:table-cell>
          <table:covered-table-cell table:number-columns-repeated="2" table:style-name="ce94" office:value-type="float" office:value="90.8530485919178" calcext:value-type="float">
            <text:p>90.9</text:p>
          </table:covered-table-cell>
          <table:covered-table-cell table:style-name="ce103" office:value-type="float" office:value="90.8530485919178" calcext:value-type="float">
            <text:p>90.9</text:p>
          </table:covered-table-cell>
          <table:table-cell table:number-columns-repeated="1009"/>
        </table:table-row>
        <table:table-row table:style-name="ro5">
          <table:table-cell table:style-name="ce7" office:value-type="float" office:value="2015" calcext:value-type="float">
            <text:p>2015</text:p>
          </table:table-cell>
          <table:table-cell table:style-name="ce35" office:value-type="float" office:value="21400863" calcext:value-type="float" table:number-columns-spanned="2" table:number-rows-spanned="1">
            <text:p>21,400,863 </text:p>
          </table:table-cell>
          <table:covered-table-cell table:style-name="ce43" office:value-type="float" office:value="21400863" calcext:value-type="float">
            <text:p>21400863</text:p>
          </table:covered-table-cell>
          <table:table-cell table:style-name="ce49" office:value-type="float" office:value="33890" calcext:value-type="float">
            <text:p><text:s/>33,890 </text:p>
          </table:table-cell>
          <table:table-cell table:style-name="ce49" office:value-type="float" office:value="165695" calcext:value-type="float">
            <text:p><text:s/>165,695 </text:p>
          </table:table-cell>
          <table:table-cell table:style-name="ce35" office:value-type="float" office:value="6573746" calcext:value-type="float" table:number-columns-spanned="2" table:number-rows-spanned="1">
            <text:p>6,573,746 </text:p>
          </table:table-cell>
          <table:covered-table-cell table:style-name="ce43" office:value-type="float" office:value="6573746" calcext:value-type="float">
            <text:p>6573746</text:p>
          </table:covered-table-cell>
          <table:table-cell table:style-name="ce49" office:value-type="float" office:value="903739" calcext:value-type="float">
            <text:p><text:s/>903,739 </text:p>
          </table:table-cell>
          <table:table-cell table:style-name="ce49" office:value-type="float" office:value="13661719" calcext:value-type="float">
            <text:p><text:s/>13,661,719 </text:p>
          </table:table-cell>
          <table:table-cell table:style-name="ce35" office:value-type="float" office:value="62074" calcext:value-type="float" table:number-columns-spanned="2" table:number-rows-spanned="1">
            <text:p>62,074 </text:p>
          </table:table-cell>
          <table:covered-table-cell table:style-name="ce60" office:value-type="float" office:value="62074" calcext:value-type="float">
            <text:p>62,074 </text:p>
          </table:covered-table-cell>
          <table:table-cell table:style-name="ce86" office:value-type="float" office:value="91.0982274276848" calcext:value-type="float" table:number-columns-spanned="4" table:number-rows-spanned="1">
            <text:p>91.1</text:p>
          </table:table-cell>
          <table:covered-table-cell table:number-columns-repeated="2" table:style-name="ce94" office:value-type="float" office:value="91.0982274276848" calcext:value-type="float">
            <text:p>91.1</text:p>
          </table:covered-table-cell>
          <table:covered-table-cell table:style-name="ce103" office:value-type="float" office:value="91.0982274276848" calcext:value-type="float">
            <text:p>91.1</text:p>
          </table:covered-table-cell>
          <table:table-cell table:number-columns-repeated="1009"/>
        </table:table-row>
        <table:table-row table:style-name="ro5">
          <table:table-cell table:style-name="ce7" office:value-type="float" office:value="2016" calcext:value-type="float">
            <text:p>2016</text:p>
          </table:table-cell>
          <table:table-cell table:style-name="ce35" office:value-type="float" office:value="21510650" calcext:value-type="float" table:number-columns-spanned="2" table:number-rows-spanned="1">
            <text:p>21,510,650 </text:p>
          </table:table-cell>
          <table:covered-table-cell table:style-name="ce43" office:value-type="float" office:value="21510650" calcext:value-type="float">
            <text:p>21510650</text:p>
          </table:covered-table-cell>
          <table:table-cell table:style-name="ce49" office:value-type="float" office:value="34531" calcext:value-type="float">
            <text:p><text:s/>34,531 </text:p>
          </table:table-cell>
          <table:table-cell table:style-name="ce49" office:value-type="float" office:value="166943" calcext:value-type="float">
            <text:p><text:s/>166,943 </text:p>
          </table:table-cell>
          <table:table-cell table:style-name="ce35" office:value-type="float" office:value="6666006" calcext:value-type="float" table:number-columns-spanned="2" table:number-rows-spanned="1">
            <text:p>6,666,006 </text:p>
          </table:table-cell>
          <table:covered-table-cell table:style-name="ce43" office:value-type="float" office:value="6666006" calcext:value-type="float">
            <text:p>6666006</text:p>
          </table:covered-table-cell>
          <table:table-cell table:style-name="ce49" office:value-type="float" office:value="911524" calcext:value-type="float">
            <text:p><text:s/>911,524 </text:p>
          </table:table-cell>
          <table:table-cell table:style-name="ce49" office:value-type="float" office:value="13668227" calcext:value-type="float">
            <text:p><text:s/>13,668,227 </text:p>
          </table:table-cell>
          <table:table-cell table:style-name="ce35" office:value-type="float" office:value="63419" calcext:value-type="float" table:number-columns-spanned="2" table:number-rows-spanned="1">
            <text:p>63,419 </text:p>
          </table:table-cell>
          <table:covered-table-cell table:style-name="ce60" office:value-type="float" office:value="63419" calcext:value-type="float">
            <text:p>63,419 </text:p>
          </table:covered-table-cell>
          <table:table-cell table:style-name="ce86" office:value-type="float" office:value="91.3798561552053" calcext:value-type="float" table:number-columns-spanned="4" table:number-rows-spanned="1">
            <text:p>91.4</text:p>
          </table:table-cell>
          <table:covered-table-cell table:number-columns-repeated="2" table:style-name="ce94" office:value-type="float" office:value="91.3798561552053" calcext:value-type="float">
            <text:p>91.4</text:p>
          </table:covered-table-cell>
          <table:covered-table-cell table:style-name="ce103" office:value-type="float" office:value="91.3798561552053" calcext:value-type="float">
            <text:p>91.4</text:p>
          </table:covered-table-cell>
          <table:table-cell table:number-columns-repeated="1009"/>
        </table:table-row>
        <table:table-row table:style-name="ro5">
          <table:table-cell table:style-name="ce7" office:value-type="float" office:value="2017" calcext:value-type="float">
            <text:p>2017</text:p>
          </table:table-cell>
          <table:table-cell table:style-name="ce35" office:value-type="float" office:value="21704365" calcext:value-type="float" table:number-columns-spanned="2" table:number-rows-spanned="1">
            <text:p>21,704,365 </text:p>
          </table:table-cell>
          <table:covered-table-cell table:style-name="ce43" office:value-type="float" office:value="21704365" calcext:value-type="float">
            <text:p>21704365</text:p>
          </table:covered-table-cell>
          <table:table-cell table:style-name="ce49" office:value-type="float" office:value="34188" calcext:value-type="float">
            <text:p><text:s/>34,188 </text:p>
          </table:table-cell>
          <table:table-cell table:style-name="ce49" office:value-type="float" office:value="167088" calcext:value-type="float">
            <text:p><text:s/>167,088 </text:p>
          </table:table-cell>
          <table:table-cell table:style-name="ce35" office:value-type="float" office:value="6763422" calcext:value-type="float" table:number-columns-spanned="2" table:number-rows-spanned="1">
            <text:p>6,763,422 </text:p>
          </table:table-cell>
          <table:covered-table-cell table:style-name="ce43" office:value-type="float" office:value="6763422" calcext:value-type="float">
            <text:p>6763422</text:p>
          </table:covered-table-cell>
          <table:table-cell table:style-name="ce49" office:value-type="float" office:value="919294" calcext:value-type="float">
            <text:p><text:s/>919,294 </text:p>
          </table:table-cell>
          <table:table-cell table:style-name="ce49" office:value-type="float" office:value="13755582" calcext:value-type="float">
            <text:p><text:s/>13,755,582 </text:p>
          </table:table-cell>
          <table:table-cell table:style-name="ce35" office:value-type="float" office:value="64791" calcext:value-type="float" table:number-columns-spanned="2" table:number-rows-spanned="1">
            <text:p>64,791 </text:p>
          </table:table-cell>
          <table:covered-table-cell table:style-name="ce60" office:value-type="float" office:value="64791" calcext:value-type="float">
            <text:p>64,791 </text:p>
          </table:covered-table-cell>
          <table:table-cell table:style-name="ce86" office:value-type="float" office:value="92.079911665184" calcext:value-type="float" table:number-columns-spanned="4" table:number-rows-spanned="1">
            <text:p>92.1</text:p>
          </table:table-cell>
          <table:covered-table-cell table:number-columns-repeated="2" table:style-name="ce94" office:value-type="float" office:value="92.079911665184" calcext:value-type="float">
            <text:p>92.1</text:p>
          </table:covered-table-cell>
          <table:covered-table-cell table:style-name="ce103" office:value-type="float" office:value="92.079911665184" calcext:value-type="float">
            <text:p>92.1</text:p>
          </table:covered-table-cell>
          <table:table-cell/>
          <table:table-cell table:style-name="ce107" table:number-columns-spanned="3" table:number-rows-spanned="1"/>
          <table:covered-table-cell table:style-name="ce107"/>
          <table:covered-table-cell table:style-name="ce93"/>
          <table:table-cell table:number-columns-repeated="1005"/>
        </table:table-row>
        <table:table-row table:style-name="ro5">
          <table:table-cell table:style-name="ce7" office:value-type="float" office:value="2018" calcext:value-type="float">
            <text:p>2018</text:p>
          </table:table-cell>
          <table:table-cell table:style-name="ce35" office:value-type="float" office:value="21871240" calcext:value-type="float" table:number-columns-spanned="2" table:number-rows-spanned="1">
            <text:p>21,871,240 </text:p>
          </table:table-cell>
          <table:covered-table-cell table:style-name="ce43" office:value-type="float" office:value="21871240" calcext:value-type="float">
            <text:p>21871240</text:p>
          </table:covered-table-cell>
          <table:table-cell table:style-name="ce49" office:value-type="float" office:value="33877" calcext:value-type="float">
            <text:p><text:s/>33,877 </text:p>
          </table:table-cell>
          <table:table-cell table:style-name="ce49" office:value-type="float" office:value="164661" calcext:value-type="float">
            <text:p><text:s/>164,661 </text:p>
          </table:table-cell>
          <table:table-cell table:style-name="ce35" office:value-type="float" office:value="6845711" calcext:value-type="float" table:number-columns-spanned="2" table:number-rows-spanned="1">
            <text:p>6,845,711 </text:p>
          </table:table-cell>
          <table:covered-table-cell table:style-name="ce43" office:value-type="float" office:value="6845711" calcext:value-type="float">
            <text:p>6845711</text:p>
          </table:covered-table-cell>
          <table:table-cell table:style-name="ce49" office:value-type="float" office:value="926128" calcext:value-type="float">
            <text:p><text:s/>926,128 </text:p>
          </table:table-cell>
          <table:table-cell table:style-name="ce49" office:value-type="float" office:value="13835520" calcext:value-type="float">
            <text:p><text:s/>13,835,520 </text:p>
          </table:table-cell>
          <table:table-cell table:style-name="ce35" office:value-type="float" office:value="65343" calcext:value-type="float" table:number-columns-spanned="2" table:number-rows-spanned="1">
            <text:p>65,343 </text:p>
          </table:table-cell>
          <table:covered-table-cell table:style-name="ce60" office:value-type="float" office:value="65343" calcext:value-type="float">
            <text:p>65,343 </text:p>
          </table:covered-table-cell>
          <table:table-cell table:style-name="ce86" office:value-type="float" office:value="92.7182290406365" calcext:value-type="float" table:number-columns-spanned="4" table:number-rows-spanned="1">
            <text:p>92.7</text:p>
          </table:table-cell>
          <table:covered-table-cell table:number-columns-repeated="2" table:style-name="ce94" office:value-type="float" office:value="92.7182290406365" calcext:value-type="float">
            <text:p>92.7</text:p>
          </table:covered-table-cell>
          <table:covered-table-cell table:style-name="ce103" office:value-type="float" office:value="92.7182290406365" calcext:value-type="float">
            <text:p>92.7</text:p>
          </table:covered-table-cell>
          <table:table-cell table:number-columns-repeated="1009"/>
        </table:table-row>
        <table:table-row table:style-name="ro5">
          <table:table-cell table:style-name="ce7" office:value-type="float" office:value="2019" calcext:value-type="float">
            <text:p>2019</text:p>
          </table:table-cell>
          <table:table-cell table:style-name="ce35" office:value-type="float" office:value="22111807" calcext:value-type="float" table:number-columns-spanned="2" table:number-rows-spanned="1">
            <text:p>22,111,807 </text:p>
          </table:table-cell>
          <table:covered-table-cell table:style-name="ce43" office:value-type="float" office:value="22111807" calcext:value-type="float">
            <text:p>22111807</text:p>
          </table:covered-table-cell>
          <table:table-cell table:style-name="ce49" office:value-type="float" office:value="33288" calcext:value-type="float">
            <text:p><text:s/>33,288 </text:p>
          </table:table-cell>
          <table:table-cell table:style-name="ce49" office:value-type="float" office:value="165680" calcext:value-type="float">
            <text:p><text:s/>165,680 </text:p>
          </table:table-cell>
          <table:table-cell table:style-name="ce35" office:value-type="float" office:value="6919256" calcext:value-type="float" table:number-columns-spanned="2" table:number-rows-spanned="1">
            <text:p>6,919,256 </text:p>
          </table:table-cell>
          <table:covered-table-cell table:style-name="ce43" office:value-type="float" office:value="6919256" calcext:value-type="float">
            <text:p>6919256</text:p>
          </table:covered-table-cell>
          <table:table-cell table:style-name="ce49" office:value-type="float" office:value="934456" calcext:value-type="float">
            <text:p><text:s/>934,456 </text:p>
          </table:table-cell>
          <table:table-cell table:style-name="ce49" office:value-type="float" office:value="13992922" calcext:value-type="float">
            <text:p><text:s/>13,992,922 </text:p>
          </table:table-cell>
          <table:table-cell table:style-name="ce35" office:value-type="float" office:value="66205" calcext:value-type="float" table:number-columns-spanned="2" table:number-rows-spanned="1">
            <text:p>66,205 </text:p>
          </table:table-cell>
          <table:covered-table-cell table:style-name="ce60" office:value-type="float" office:value="66205" calcext:value-type="float">
            <text:p>66,205 </text:p>
          </table:covered-table-cell>
          <table:table-cell table:style-name="ce86" office:value-type="float" office:value="93.6817084486412" calcext:value-type="float" table:number-columns-spanned="4" table:number-rows-spanned="1">
            <text:p>93.7</text:p>
          </table:table-cell>
          <table:covered-table-cell table:number-columns-repeated="2" table:style-name="ce94" office:value-type="float" office:value="93.6817084486412" calcext:value-type="float">
            <text:p>93.7</text:p>
          </table:covered-table-cell>
          <table:covered-table-cell table:style-name="ce103" office:value-type="float" office:value="93.6817084486412" calcext:value-type="float">
            <text:p>93.7</text:p>
          </table:covered-table-cell>
          <table:table-cell table:number-columns-repeated="1009"/>
        </table:table-row>
        <table:table-row table:style-name="ro5">
          <table:table-cell table:style-name="ce8" office:value-type="float" office:value="2020" calcext:value-type="float">
            <text:p>2020</text:p>
          </table:table-cell>
          <table:table-cell table:style-name="ce36" office:value-type="float" office:value="22297000" calcext:value-type="float" table:number-columns-spanned="2" table:number-rows-spanned="1">
            <text:p>22,297,000 </text:p>
          </table:table-cell>
          <table:covered-table-cell table:style-name="ce44" office:value-type="float" office:value="22297000" calcext:value-type="float">
            <text:p>22297000</text:p>
          </table:covered-table-cell>
          <table:table-cell table:style-name="ce50" office:value-type="float" office:value="32521" calcext:value-type="float">
            <text:p><text:s/>32,521 </text:p>
          </table:table-cell>
          <table:table-cell table:style-name="ce50" office:value-type="float" office:value="167307" calcext:value-type="float">
            <text:p><text:s/>167,307 </text:p>
          </table:table-cell>
          <table:table-cell table:style-name="ce36" office:value-type="float" office:value="6984750" calcext:value-type="float" table:number-columns-spanned="2" table:number-rows-spanned="1">
            <text:p>6,984,750 </text:p>
          </table:table-cell>
          <table:covered-table-cell table:style-name="ce44" office:value-type="float" office:value="6984750" calcext:value-type="float">
            <text:p>6984750</text:p>
          </table:covered-table-cell>
          <table:table-cell table:style-name="ce50" office:value-type="float" office:value="941016" calcext:value-type="float">
            <text:p><text:s/>941,016 </text:p>
          </table:table-cell>
          <table:table-cell table:style-name="ce50" office:value-type="float" office:value="14103763" calcext:value-type="float">
            <text:p><text:s/>14,103,763 </text:p>
          </table:table-cell>
          <table:table-cell table:style-name="ce36" office:value-type="float" office:value="67643" calcext:value-type="float" table:number-columns-spanned="2" table:number-rows-spanned="1">
            <text:p>67,643 </text:p>
          </table:table-cell>
          <table:covered-table-cell table:style-name="ce78" office:value-type="float" office:value="67643" calcext:value-type="float">
            <text:p>67,643 </text:p>
          </table:covered-table-cell>
          <table:table-cell table:style-name="ce87" office:value-type="float" office:value="94.6342543319884" calcext:value-type="float" table:number-columns-spanned="4" table:number-rows-spanned="1">
            <text:p>94.6</text:p>
          </table:table-cell>
          <table:covered-table-cell table:number-columns-repeated="2" table:style-name="ce95" office:value-type="float" office:value="94.6342543319884" calcext:value-type="float">
            <text:p>94.6</text:p>
          </table:covered-table-cell>
          <table:covered-table-cell table:style-name="ce104" office:value-type="float" office:value="94.6342543319884" calcext:value-type="float">
            <text:p>94.6</text:p>
          </table:covered-table-cell>
          <table:table-cell table:number-columns-repeated="1009"/>
        </table:table-row>
        <table:table-row table:style-name="ro7">
          <table:table-cell table:style-name="ce10" office:value-type="string" calcext:value-type="string">
            <text:p><text:span text:style-name="T11">註：</text:span><text:span text:style-name="T6">*</text:span><text:span text:style-name="T5">包含特種車輛及其他車輛。</text:span></text:p>
          </table:table-cell>
          <table:table-cell table:style-name="ce10"/>
          <table:table-cell table:style-name="ce45"/>
          <table:table-cell table:style-name="ce51" table:number-columns-repeated="2"/>
          <table:table-cell table:style-name="ce45"/>
          <table:table-cell table:style-name="ce17" table:number-columns-repeated="3"/>
          <table:table-cell table:style-name="ce74" table:number-columns-repeated="6"/>
          <table:table-cell table:style-name="ce106" table:number-columns-repeated="1009"/>
        </table:table-row>
        <table:table-row table:style-name="ro7">
          <table:table-cell table:style-name="ce17" office:value-type="string" calcext:value-type="string">
            <text:p>Note:*includes specially constructed vehicles and others.</text:p>
          </table:table-cell>
          <table:table-cell table:style-name="ce10" table:number-columns-repeated="5"/>
          <table:table-cell table:style-name="ce17" table:number-columns-repeated="3"/>
          <table:table-cell table:style-name="ce74" table:number-columns-repeated="6"/>
          <table:table-cell table:style-name="ce106" table:number-columns-repeated="1009"/>
        </table:table-row>
        <table:table-row table:style-name="ro15">
          <table:table-cell table:style-name="ce9" office:value-type="string" calcext:value-type="string">
            <text:p>資料來源：交通部統計處</text:p>
          </table:table-cell>
          <table:table-cell table:style-name="ce10"/>
          <table:table-cell table:style-name="ce45"/>
          <table:table-cell table:style-name="ce51" table:number-columns-repeated="2"/>
          <table:table-cell table:style-name="ce45"/>
          <table:table-cell table:style-name="ce17" table:number-columns-repeated="3"/>
          <table:table-cell table:style-name="ce74" table:number-columns-repeated="6"/>
          <table:table-cell table:style-name="ce106" table:number-columns-repeated="1009"/>
        </table:table-row>
        <table:table-row table:style-name="ro16">
          <table:table-cell table:style-name="ce10" office:value-type="string" calcext:value-type="string">
            <text:p>Source : Department of Statistics, Ministry of Transportation and Communications.</text:p>
          </table:table-cell>
          <table:table-cell table:style-name="ce17" table:number-columns-repeated="5"/>
          <table:table-cell table:style-name="ce45" table:number-columns-repeated="2"/>
          <table:table-cell table:style-name="ce17"/>
          <table:table-cell table:style-name="ce74" table:number-columns-repeated="6"/>
          <table:table-cell table:style-name="ce106" table:number-columns-repeated="1009"/>
        </table:table-row>
        <table:table-row table:style-name="ro17" table:number-rows-repeated="1048492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range table:name="_xlnm.Print_Area" table:base-cell-address="$'2-1'.$A$1" table:cell-range-address="$'2-1'.$A$1:.$O$8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/>
      <number:text>.</number:text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">
      <number:number number:decimal-places="0" loext:min-decimal-places="0" number:min-integer-digits="1" number:grouping="true"/>
      <number:text> </number:text>
    </number:number-style>
    <number:number-style style:name="N144">
      <number:number number:decimal-places="1" loext:min-decimal-places="1" number:min-integer-digits="1" number:grouping="true"/>
    </number:number-style>
    <number:number-style style:name="N14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1" loext:min-decimal-places="1" number:min-integer-digits="1"/>
    </number:number-style>
    <number:number-style style:name="N148">
      <number:number number:decimal-places="2" loext:min-decimal-places="2" number:min-integer-digits="1" number:grouping="true"/>
      <number:text> </number:text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currency-style style:name="N10160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0P2" style:volatile="true" number:language="zh" number:country="TW">
      <loext:text> $</loext:text>
      <loext:fill-character> </loext:fill-character>
      <number:text>- </number:text>
    </number:currency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family="標楷體" style:font-family-generic="script" fo:font-size="12pt" fo:font-style="normal" fo:text-shadow="none" style:text-underline-style="none" fo:font-weight="normal" style:font-name-asian="標楷體" style:font-family-asian="標楷體" style:font-family-generic-asian="script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38"/>
    <style:style style:name="超連結_20_2" style:display-name="超連結 2" style:family="table-cell" style:parent-style-name="Default">
      <style:text-properties fo:color="#0000ff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solid" style:text-underline-width="auto" style:text-underline-color="font-color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137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style:scale-to="5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2-1" style:display-name="PageStyle_2-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侯仁義</meta:initial-creator>
    <dc:description>5,6,7,8,9,12已完成</dc:description>
    <dc:creator>張睿閎</dc:creator>
    <meta:print-date>2021-06-24T02:25:28</meta:print-date>
    <meta:creation-date>2000-05-11T01:47:00</meta:creation-date>
    <dc:date>2021-06-24T02:25:55</dc:date>
    <meta:generator>LibreOffice/5.4.1.2$Windows_x86 LibreOffice_project/ea7cb86e6eeb2bf3a5af73a8f7777ac570321527</meta:generator>
    <meta:document-statistic meta:table-count="1" meta:cell-count="841" meta:object-count="0"/>
    <meta:user-defined meta:name="AppVersion">16.0300</meta:user-defined>
    <meta:user-defined meta:name="Company">能源會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